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 style:data-style-name="N60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iming" table:style-name="ta1">
        <table:shapes>
          <draw:frame draw:z-index="0" draw:style-name="gr1" svg:width="6.2961in" svg:height="3.7169in" svg:x="7.8756in" svg:y="0.0319in">
            <draw:object draw:notify-on-update-of-ranges="timing.A16:timing.A36 timing.B14:timing.B14 timing.B16:timing.B36 timing.A16:timing.A36 timing.D14:timing.D14 timing.D16:timing.D36 timing.A16:timing.A36 timing.F14:timing.F14 timing.F16:timing.F36 timing.A16:timing.A36 timing.H14:timing.H14 timing.H16:timing.H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65in" svg:height="3.8425in" svg:x="7.8315in" svg:y="3.7051in">
            <draw:object draw:notify-on-update-of-ranges="timing.A16:timing.A36 timing.B14:timing.B14 timing.C16:timing.C36 timing.A16:timing.A36 timing.D14:timing.D14 timing.E16:timing.E36 timing.A16:timing.A36 timing.F14:timing.F14 timing.G16:timing.G36 timing.A16:timing.A36 timing.H14:timing.H14 timing.I16:timing.I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61in" svg:height="3.5461in" svg:x="4.9799in" svg:y="8.3626in">
            <draw:object draw:notify-on-update-of-ranges="timing.A54:timing.A71 timing.B52:timing.B52 timing.B54:timing.B71 timing.A54:timing.A71 timing.D52:timing.D52 timing.D54:timing.D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65in" svg:height="3.6839in" svg:x="4.9795in" svg:y="12.0354in">
            <draw:object draw:notify-on-update-of-ranges="timing.A54:timing.A71 timing.B52:timing.B52 timing.C54:timing.C71 timing.A54:timing.A71 timing.D52:timing.D52 timing.E54:timing.E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Redo of data for jcomp paper including comparison to residual m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_p</text:p>
          </table:table-cell>
          <table:table-cell office:value-type="string">
            <text:p>NxN</text:p>
          </table:table-cell>
          <table:table-cell table:number-columns-repeated="7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Direct MCSA 5-point</text:p>
          </table:table-cell>
          <table:table-cell table:style-name="ce1"/>
          <table:table-cell table:style-name="ce1" office:value-type="string">
            <text:p>Direct MCSA 9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style-name="ce1" office:value-type="string">
            <text:p>Adjoint MCSA 9-point</text:p>
          </table:table-cell>
          <table:table-cell table:style-name="ce1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04">
            <text:p>0.04</text:p>
          </table:table-cell>
          <table:table-cell office:value-type="float" office:value="18">
            <text:p>18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0.13">
            <text:p>0.13</text:p>
          </table:table-cell>
          <table:table-cell office:value-type="float" office:value="18">
            <text:p>18</text:p>
          </table:table-cell>
          <table:table-cell office:value-type="float" office:value="0.13">
            <text:p>0.13</text:p>
          </table:table-cell>
          <table:table-cell office:value-type="float" office:value="15">
            <text:p>15</text:p>
          </table:table-cell>
          <table:table-cell office:value-type="float" office:value="0.14">
            <text:p>0.14</text:p>
          </table:table-cell>
          <table:table-cell office:value-type="float" office:value="18">
            <text:p>18</text:p>
          </table:table-cell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0.25">
            <text:p>0.25</text:p>
          </table:table-cell>
          <table:table-cell office:value-type="float" office:value="15">
            <text:p>15</text:p>
          </table:table-cell>
          <table:table-cell office:value-type="float" office:value="0.26">
            <text:p>0.26</text:p>
          </table:table-cell>
          <table:table-cell office:value-type="float" office:value="17">
            <text:p>17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float" office:value="0.39">
            <text:p>0.39</text:p>
          </table:table-cell>
          <table:table-cell office:value-type="float" office:value="17">
            <text:p>17</text:p>
          </table:table-cell>
          <table:table-cell office:value-type="float" office:value="0.41">
            <text:p>0.41</text:p>
          </table:table-cell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  <table:table-cell office:value-type="float" office:value="17">
            <text:p>17</text:p>
          </table:table-cell>
          <table:table-cell office:value-type="float" office:value="0.39">
            <text:p>0.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0.59">
            <text:p>0.59</text:p>
          </table:table-cell>
          <table:table-cell office:value-type="float" office:value="17">
            <text:p>17</text:p>
          </table:table-cell>
          <table:table-cell table:formula="of:=(0.61+0.62+0.61)/3" office:value-type="float" office:value="0.613333333333333">
            <text:p>0.6133333333</text:p>
          </table:table-cell>
          <table:table-cell office:value-type="float" office:value="15">
            <text:p>15</text:p>
          </table:table-cell>
          <table:table-cell office:value-type="float" office:value="0.56">
            <text:p>0.56</text:p>
          </table:table-cell>
          <table:table-cell office:value-type="float" office:value="16">
            <text:p>16</text:p>
          </table:table-cell>
          <table:table-cell office:value-type="float" office:value="0.58">
            <text:p>0.5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float" office:value="0.86">
            <text:p>0.86</text:p>
          </table:table-cell>
          <table:table-cell office:value-type="float" office:value="18">
            <text:p>18</text:p>
          </table:table-cell>
          <table:table-cell office:value-type="float" office:value="0.85">
            <text:p>0.85</text:p>
          </table:table-cell>
          <table:table-cell office:value-type="float" office:value="15">
            <text:p>15</text:p>
          </table:table-cell>
          <table:table-cell office:value-type="float" office:value="0.77">
            <text:p>0.77</text:p>
          </table:table-cell>
          <table:table-cell office:value-type="float" office:value="16">
            <text:p>16</text:p>
          </table:table-cell>
          <table:table-cell office:value-type="float" office:value="0.723">
            <text:p>0.7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.15">
            <text:p>1.15</text:p>
          </table:table-cell>
          <table:table-cell office:value-type="float" office:value="18">
            <text:p>18</text:p>
          </table:table-cell>
          <table:table-cell table:formula="of:=(1.14+1.14+1.12)/3" office:value-type="float" office:value="1.13333333333333">
            <text:p>1.1333333333</text:p>
          </table:table-cell>
          <table:table-cell table:style-name="ce3" office:value-type="float" office:value="15">
            <text:p>15</text:p>
          </table:table-cell>
          <table:table-cell office:value-type="float" office:value="1.01">
            <text:p>1.01</text:p>
          </table:table-cell>
          <table:table-cell office:value-type="float" office:value="16">
            <text:p>16</text:p>
          </table:table-cell>
          <table:table-cell office:value-type="float" office:value="0.95">
            <text:p>0.9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float" office:value="1.46">
            <text:p>1.46</text:p>
          </table:table-cell>
          <table:table-cell office:value-type="float" office:value="18">
            <text:p>18</text:p>
          </table:table-cell>
          <table:table-cell table:formula="of:=(1.4+1.45+1.44)/3" office:value-type="float" office:value="1.43">
            <text:p>1.43</text:p>
          </table:table-cell>
          <table:table-cell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5">
            <text:p>15</text:p>
          </table:table-cell>
          <table:table-cell office:value-type="float" office:value="1.223">
            <text:p>1.2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.83">
            <text:p>1.83</text:p>
          </table:table-cell>
          <table:table-cell office:value-type="float" office:value="18">
            <text:p>18</text:p>
          </table:table-cell>
          <table:table-cell office:value-type="float" office:value="1.85">
            <text:p>1.85</text:p>
          </table:table-cell>
          <table:table-cell office:value-type="float" office:value="15">
            <text:p>15</text:p>
          </table:table-cell>
          <table:table-cell office:value-type="float" office:value="1.6">
            <text:p>1.6</text:p>
          </table:table-cell>
          <table:table-cell office:value-type="float" office:value="15">
            <text:p>15</text:p>
          </table:table-cell>
          <table:table-cell office:value-type="float" office:value="1.397">
            <text:p>1.3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2.68">
            <text:p>2.68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15">
            <text:p>15</text:p>
          </table:table-cell>
          <table:table-cell office:value-type="float" office:value="2.16">
            <text:p>2.16</text:p>
          </table:table-cell>
          <table:table-cell office:value-type="float" office:value="14">
            <text:p>14</text:p>
          </table:table-cell>
          <table:table-cell office:value-type="float" office:value="2.06">
            <text:p>2.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3.67">
            <text:p>3.67</text:p>
          </table:table-cell>
          <table:table-cell office:value-type="float" office:value="18">
            <text:p>18</text:p>
          </table:table-cell>
          <table:table-cell office:value-type="float" office:value="3.73">
            <text:p>3.73</text:p>
          </table:table-cell>
          <table:table-cell office:value-type="float" office:value="15">
            <text:p>15</text:p>
          </table:table-cell>
          <table:table-cell office:value-type="float" office:value="2.7">
            <text:p>2.7</text:p>
          </table:table-cell>
          <table:table-cell office:value-type="float" office:value="13">
            <text:p>13</text:p>
          </table:table-cell>
          <table:table-cell table:formula="of:=(2.51+2.48+2.59)/3" office:value-type="float" office:value="2.52666666666667">
            <text:p>2.526666666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4.86">
            <text:p>4.86</text:p>
          </table:table-cell>
          <table:table-cell office:value-type="float" office:value="18">
            <text:p>18</text:p>
          </table:table-cell>
          <table:table-cell office:value-type="float" office:value="4.91">
            <text:p>4.91</text:p>
          </table:table-cell>
          <table:table-cell office:value-type="float" office:value="15">
            <text:p>15</text:p>
          </table:table-cell>
          <table:table-cell office:value-type="float" office:value="3.23">
            <text:p>3.23</text:p>
          </table:table-cell>
          <table:table-cell office:value-type="float" office:value="12">
            <text:p>12</text:p>
          </table:table-cell>
          <table:table-cell office:value-type="float" office:value="3.37">
            <text:p>3.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6.21">
            <text:p>6.21</text:p>
          </table:table-cell>
          <table:table-cell office:value-type="float" office:value="18">
            <text:p>18</text:p>
          </table:table-cell>
          <table:table-cell office:value-type="float" office:value="6.26">
            <text:p>6.26</text:p>
          </table:table-cell>
          <table:table-cell office:value-type="float" office:value="15">
            <text:p>15</text:p>
          </table:table-cell>
          <table:table-cell table:formula="of:=(4.21+4.22+4.16)/3" office:value-type="float" office:value="4.19666666666667">
            <text:p>4.1966666667</text:p>
          </table:table-cell>
          <table:table-cell office:value-type="float" office:value="12">
            <text:p>12</text:p>
          </table:table-cell>
          <table:table-cell table:formula="of:=(4+3.84+3.98)/3" office:value-type="float" office:value="3.94">
            <text:p>3.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7.65+7.73+7.67)/3" office:value-type="float" office:value="7.68333333333333">
            <text:p>7.6833333333</text:p>
          </table:table-cell>
          <table:table-cell office:value-type="float" office:value="18">
            <text:p>18</text:p>
          </table:table-cell>
          <table:table-cell table:formula="of:=(7.77+7.89+7.81)/3" office:value-type="float" office:value="7.82333333333333">
            <text:p>7.8233333333</text:p>
          </table:table-cell>
          <table:table-cell office:value-type="float" office:value="15">
            <text:p>15</text:p>
          </table:table-cell>
          <table:table-cell table:formula="of:=(5.31+5.21+5.17)/3" office:value-type="float" office:value="5.23">
            <text:p>5.23</text:p>
          </table:table-cell>
          <table:table-cell office:value-type="float" office:value="12">
            <text:p>12</text:p>
          </table:table-cell>
          <table:table-cell table:formula="of:=(4.92+4.86+4.94)/3" office:value-type="float" office:value="4.90666666666667">
            <text:p>4.9066666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12.12+12.11+12.14)/3" office:value-type="float" office:value="12.1233333333333">
            <text:p>12.1233333333</text:p>
          </table:table-cell>
          <table:table-cell office:value-type="float" office:value="18">
            <text:p>18</text:p>
          </table:table-cell>
          <table:table-cell table:formula="of:=(12.25+12.2+12.18)/3" office:value-type="float" office:value="12.21">
            <text:p>12.21</text:p>
          </table:table-cell>
          <table:table-cell office:value-type="float" office:value="15">
            <text:p>15</text:p>
          </table:table-cell>
          <table:table-cell table:formula="of:=(7.56+7.63+7.8)/3" office:value-type="float" office:value="7.66333333333333">
            <text:p>7.6633333333</text:p>
          </table:table-cell>
          <table:table-cell office:value-type="float" office:value="11">
            <text:p>11</text:p>
          </table:table-cell>
          <table:table-cell table:formula="of:=(8.05+8.29+8.33)/3" office:value-type="float" office:value="8.22333333333333">
            <text:p>8.22333333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17.62+17.49+17.47)/3" office:value-type="float" office:value="17.5266666666667">
            <text:p>17.5266666667</text:p>
          </table:table-cell>
          <table:table-cell office:value-type="float" office:value="18">
            <text:p>18</text:p>
          </table:table-cell>
          <table:table-cell table:formula="of:=(17.71+17.75+17.99)/3" office:value-type="float" office:value="17.8166666666667">
            <text:p>17.8166666667</text:p>
          </table:table-cell>
          <table:table-cell office:value-type="float" office:value="15">
            <text:p>15</text:p>
          </table:table-cell>
          <table:table-cell table:formula="of:=(10.4+10.11+10.37)/3" office:value-type="float" office:value="10.2933333333333">
            <text:p>10.2933333333</text:p>
          </table:table-cell>
          <table:table-cell office:value-type="float" office:value="10">
            <text:p>10</text:p>
          </table:table-cell>
          <table:table-cell table:formula="of:=(10.83+10.9+10.88)/3" office:value-type="float" office:value="10.87">
            <text:p>10.8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24.06+24.02+24.02)/3" office:value-type="float" office:value="24.0333333333333">
            <text:p>24.0333333333</text:p>
          </table:table-cell>
          <table:table-cell office:value-type="float" office:value="18">
            <text:p>18</text:p>
          </table:table-cell>
          <table:table-cell table:formula="of:=(25.81+25.76+25.87)/3" office:value-type="float" office:value="25.8133333333333">
            <text:p>25.8133333333</text:p>
          </table:table-cell>
          <table:table-cell office:value-type="float" office:value="16">
            <text:p>16</text:p>
          </table:table-cell>
          <table:table-cell table:formula="of:=(14.74+14.34+14.6)/3" office:value-type="float" office:value="14.56">
            <text:p>14.56</text:p>
          </table:table-cell>
          <table:table-cell office:value-type="float" office:value="10">
            <text:p>10</text:p>
          </table:table-cell>
          <table:table-cell table:formula="of:=(15.36+15.51+15.29)/3" office:value-type="float" office:value="15.3866666666667">
            <text:p>15.38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31.48+31.41+31.36)/3" office:value-type="float" office:value="31.4166666666667">
            <text:p>31.4166666667</text:p>
          </table:table-cell>
          <table:table-cell office:value-type="float" office:value="18">
            <text:p>18</text:p>
          </table:table-cell>
          <table:table-cell table:formula="of:=(32.03+31.92+31.98)/3" office:value-type="float" office:value="31.9766666666667">
            <text:p>31.9766666667</text:p>
          </table:table-cell>
          <table:table-cell office:value-type="float" office:value="15">
            <text:p>15</text:p>
          </table:table-cell>
          <table:table-cell table:formula="of:=(17.04+17.03+17.11)/3" office:value-type="float" office:value="17.06">
            <text:p>17.06</text:p>
          </table:table-cell>
          <table:table-cell office:value-type="float" office:value="9">
            <text:p>9</text:p>
          </table:table-cell>
          <table:table-cell table:formula="of:=(17.73+17.8+17.88)/3" office:value-type="float" office:value="17.8033333333333">
            <text:p>17.803333333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39.98+39.94+39.99)/3" office:value-type="float" office:value="39.97">
            <text:p>39.97</text:p>
          </table:table-cell>
          <table:table-cell office:value-type="float" office:value="18">
            <text:p>18</text:p>
          </table:table-cell>
          <table:table-cell table:formula="of:=(40.35+40.48+40.51)/3" office:value-type="float" office:value="40.4466666666667">
            <text:p>40.4466666667</text:p>
          </table:table-cell>
          <table:table-cell office:value-type="float" office:value="15">
            <text:p>15</text:p>
          </table:table-cell>
          <table:table-cell table:formula="of:=(22.43+21.85+22.25)/3" office:value-type="float" office:value="22.1766666666667">
            <text:p>22.1766666667</text:p>
          </table:table-cell>
          <table:table-cell office:value-type="float" office:value="9">
            <text:p>9</text:p>
          </table:table-cell>
          <table:table-cell table:formula="of:=(23.34+23.12+22.96)/3" office:value-type="float" office:value="23.14">
            <text:p>23.1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50.21+49.69+49.33)/3" office:value-type="float" office:value="49.7433333333333">
            <text:p>49.7433333333</text:p>
          </table:table-cell>
          <table:table-cell office:value-type="float" office:value="18">
            <text:p>18</text:p>
          </table:table-cell>
          <table:table-cell table:formula="of:=(50.79+50.26+50.14)/3" office:value-type="float" office:value="50.3966666666667">
            <text:p>50.3966666667</text:p>
          </table:table-cell>
          <table:table-cell office:value-type="float" office:value="15">
            <text:p>15</text:p>
          </table:table-cell>
          <table:table-cell table:formula="of:=(28.17+27.97+28.39)/3" office:value-type="float" office:value="28.1766666666667">
            <text:p>28.1766666667</text:p>
          </table:table-cell>
          <table:table-cell office:value-type="float" office:value="9">
            <text:p>9</text:p>
          </table:table-cell>
          <table:table-cell table:formula="of:=(29.72+29.31+29.59)/3" office:value-type="float" office:value="29.54">
            <text:p>29.54</text:p>
          </table:table-cell>
          <table:table-cell office:value-type="float" office:value="8">
            <text:p>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/>
          <table:table-cell office:value-type="string">
            <text:p>had to double histories for these runs as sequential method would not converge with a history per state as used above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ubling preserved monotonically decreasing residual</text:p>
          </table:table-cell>
          <table:table-cell table:number-columns-repeated="5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55">
            <text:p>55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42">
            <text:p>0.42</text:p>
          </table:table-cell>
          <table:table-cell office:value-type="float" office:value="67">
            <text:p>67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1.13">
            <text:p>1.13</text:p>
          </table:table-cell>
          <table:table-cell office:value-type="float" office:value="71">
            <text:p>71</text:p>
          </table:table-cell>
          <table:table-cell office:value-type="float" office:value="0.2">
            <text:p>0.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2.21">
            <text:p>2.21</text:p>
          </table:table-cell>
          <table:table-cell office:value-type="float" office:value="73">
            <text:p>73</text:p>
          </table:table-cell>
          <table:table-cell office:value-type="float" office:value="0.38">
            <text:p>0.3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5.14">
            <text:p>5.14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81">
            <text:p>81</text:p>
          </table:table-cell>
          <table:table-cell table:formula="of:=(9.07+9.28)/2" office:value-type="float" office:value="9.175">
            <text:p>9.175</text:p>
          </table:table-cell>
          <table:table-cell office:value-type="float" office:value="68">
            <text:p>68</text:p>
          </table:table-cell>
          <table:table-cell office:value-type="float" office:value="1.32">
            <text:p>1.3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01">
            <text:p>101</text:p>
          </table:table-cell>
          <table:table-cell table:formula="of:=(13.79+13.79)/2" office:value-type="float" office:value="13.79">
            <text:p>13.79</text:p>
          </table:table-cell>
          <table:table-cell office:value-type="float" office:value="66">
            <text:p>66</text:p>
          </table:table-cell>
          <table:table-cell office:value-type="float" office:value="2.23">
            <text:p>2.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21">
            <text:p>121</text:p>
          </table:table-cell>
          <table:table-cell table:formula="of:=(18.42+18.55)/2" office:value-type="float" office:value="18.485">
            <text:p>18.485</text:p>
          </table:table-cell>
          <table:table-cell office:value-type="float" office:value="60">
            <text:p>60</text:p>
          </table:table-cell>
          <table:table-cell table:formula="of:=(2.9+2.89+2.85)/3" office:value-type="float" office:value="2.88">
            <text:p>2.8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41">
            <text:p>141</text:p>
          </table:table-cell>
          <table:table-cell table:formula="of:=(23.79+23.64)/2" office:value-type="float" office:value="23.715">
            <text:p>23.715</text:p>
          </table:table-cell>
          <table:table-cell office:value-type="float" office:value="56">
            <text:p>56</text:p>
          </table:table-cell>
          <table:table-cell office:value-type="float" office:value="3.93">
            <text:p>3.9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61">
            <text:p>161</text:p>
          </table:table-cell>
          <table:table-cell table:formula="of:=(29.02+29.35)/2" office:value-type="float" office:value="29.185">
            <text:p>29.185</text:p>
          </table:table-cell>
          <table:table-cell office:value-type="float" office:value="51">
            <text:p>51</text:p>
          </table:table-cell>
          <table:table-cell table:formula="of:=(5.15+5.15+5.24)/3" office:value-type="float" office:value="5.18">
            <text:p>5.1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81">
            <text:p>181</text:p>
          </table:table-cell>
          <table:table-cell table:formula="of:=(34.35+34.91)/2" office:value-type="float" office:value="34.63">
            <text:p>34.63</text:p>
          </table:table-cell>
          <table:table-cell office:value-type="float" office:value="46">
            <text:p>46</text:p>
          </table:table-cell>
          <table:table-cell table:formula="of:=(5.88+5.82+5.83)/3" office:value-type="float" office:value="5.84333333333333">
            <text:p>5.84333333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41.13+41.6)/2" office:value-type="float" office:value="41.365">
            <text:p>41.365</text:p>
          </table:table-cell>
          <table:table-cell office:value-type="float" office:value="43">
            <text:p>43</text:p>
          </table:table-cell>
          <table:table-cell table:formula="of:=(7.38+7.27+7.34)/3" office:value-type="float" office:value="7.33">
            <text:p>7.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46.53+46.77)/2" office:value-type="float" office:value="46.65">
            <text:p>46.65</text:p>
          </table:table-cell>
          <table:table-cell office:value-type="float" office:value="30">
            <text:p>30</text:p>
          </table:table-cell>
          <table:table-cell table:formula="of:=(11.64+11.81+12.18)/3" office:value-type="float" office:value="11.8766666666667">
            <text:p>11.876666666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53.45+53.84)/2" office:value-type="float" office:value="53.645">
            <text:p>53.645</text:p>
          </table:table-cell>
          <table:table-cell office:value-type="float" office:value="24">
            <text:p>24</text:p>
          </table:table-cell>
          <table:table-cell table:formula="of:=(15.22+15.2+15.23)/3" office:value-type="float" office:value="15.2166666666667">
            <text:p>15.21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58.81+58.91)/2" office:value-type="float" office:value="58.86">
            <text:p>58.86</text:p>
          </table:table-cell>
          <table:table-cell office:value-type="float" office:value="20">
            <text:p>20</text:p>
          </table:table-cell>
          <table:table-cell table:formula="of:=(21.58+21.46+21.87)/3" office:value-type="float" office:value="21.6366666666667">
            <text:p>21.63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69.29+69.02)/2" office:value-type="float" office:value="69.155">
            <text:p>69.155</text:p>
          </table:table-cell>
          <table:table-cell office:value-type="float" office:value="18">
            <text:p>18</text:p>
          </table:table-cell>
          <table:table-cell table:formula="of:=(29.24+29.17+29.21)/3" office:value-type="float" office:value="29.2066666666667">
            <text:p>29.20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85.72+85.56)/2" office:value-type="float" office:value="85.64">
            <text:p>85.64</text:p>
          </table:table-cell>
          <table:table-cell office:value-type="float" office:value="17">
            <text:p>17</text:p>
          </table:table-cell>
          <table:table-cell table:formula="of:=(38.07+38.04+38.35)/3" office:value-type="float" office:value="38.1533333333333">
            <text:p>38.153333333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99.8+99.3)/2" office:value-type="float" office:value="99.55">
            <text:p>99.55</text:p>
          </table:table-cell>
          <table:table-cell office:value-type="float" office:value="16">
            <text:p>16</text:p>
          </table:table-cell>
          <table:table-cell table:formula="of:=(39.95+39.87+40.27)/3" office:value-type="float" office:value="40.03">
            <text:p>40.0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vergence" table:style-name="ta1">
        <table:shapes>
          <draw:frame draw:z-index="0" draw:style-name="gr1" svg:width="7.8157in" svg:height="4.2406in" svg:x="0.0756in" svg:y="5.5366in">
            <draw:object draw:notify-on-update-of-ranges="convergence.A15:convergence.A32 convergence.A13:convergence.A13 convergence.B15:convergence.B32 convergence.C15:convergence.C29 convergence.C13:convergence.C13 convergence.D15:convergence.D29 convergence.E15:convergence.E23 convergence.E13:convergence.E13 convergence.F15:convergence.F23 convergence.G15:convergence.G22 convergence.G13:convergence.G13 convergence.H15:convergence.H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8835in" svg:height="4.3992in" svg:x="8.0866in" svg:y="5.4945in">
            <draw:object draw:notify-on-update-of-ranges="convergence.J15:convergence.J30 convergence.J13:convergence.J13 convergence.K15:convergence.K30 convergence.L15:convergence.L21 convergence.L13:convergence.L13 convergence.M15:convergence.M2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0.2043in" svg:height="6.998in" svg:x="3.6386in" svg:y="10.0047in">
            <draw:object draw:notify-on-update-of-ranges="convergence.A73:convergence.A138 convergence.A71:convergence.A71 convergence.B73:convergence.B138 convergence.C73:convergence.C83 convergence.C71:convergence.C71 convergence.D73:convergence.D8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2"/>
        <table:table-column table:style-name="co3" table:number-columns-repeated="13" table:default-cell-style-name="Default"/>
        <table:table-row table:style-name="ro1">
          <table:table-cell table:style-name="ce1" office:value-type="string">
            <text:p>N</text:p>
          </table:table-cell>
          <table:table-cell table:style-name="Default" office:value-type="float" office:value="501">
            <text:p>501</text:p>
          </table:table-cell>
          <table:table-cell table:number-columns-repeated="7"/>
          <table:table-cell table:style-name="ce1" office:value-type="string">
            <text:p>N</text:p>
          </table:table-cell>
          <table:table-cell office:value-type="float" office:value="501">
            <text:p>5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x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y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t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lpha</text:p>
          </table:table-cell>
          <table:table-cell table:style-name="Default" office:value-type="float" office:value="0.01">
            <text:p>0.01</text:p>
          </table:table-cell>
          <table:table-cell table:number-columns-repeated="7"/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_p</text:p>
          </table:table-cell>
          <table:table-cell table:style-name="Default" office:value-type="string">
            <text:p>NxN</text:p>
          </table:table-cell>
          <table:table-cell table:number-columns-repeated="7"/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/>
          <table:table-cell office:value-type="string">
            <text:p>had to double histories for these runs as sequential method would not converge with a history per state as used abov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bnd</text:p>
          </table:table-cell>
          <table:table-cell table:style-name="Default" office:value-type="float" office:value="10">
            <text:p>10</text:p>
          </table:table-cell>
          <table:table-cell table:number-columns-repeated="7"/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ubling preserved monotonically decreasing residual</text:p>
          </table:table-cell>
          <table:table-cell table:number-columns-repeated="2"/>
        </table:table-row>
        <table:table-row table:style-name="ro2">
          <table:table-cell table:style-name="ce1" office:value-type="string">
            <text:p>ic</text:p>
          </table:table-cell>
          <table:table-cell table:style-name="Default" office:value-type="float" office:value="0">
            <text:p>0</text:p>
          </table:table-cell>
          <table:table-cell table:number-columns-repeated="7"/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wc</text:p>
          </table:table-cell>
          <table:table-cell office:value-type="float" office:value="0.0001">
            <text:p>1.00E-004</text:p>
          </table:table-cell>
          <table:table-cell table:number-columns-repeated="7"/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ol</text:p>
          </table:table-cell>
          <table:table-cell office:value-type="float" office:value="0.00000001">
            <text:p>1.00E-008</text:p>
          </table:table-cell>
          <table:table-cell table:number-columns-repeated="7"/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2"/>
          <table:table-cell table:style-name="ce1"/>
        </table:table-row>
        <table:table-row table:style-name="ro1">
          <table:table-cell table:style-name="ce1" office:value-type="string">
            <text:p>Direct MCSA 5-point</text:p>
          </table:table-cell>
          <table:table-cell table:style-name="ce1"/>
          <table:table-cell table:style-name="ce1" office:value-type="string">
            <text:p>Direct MCSA 9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style-name="ce1" office:value-type="string">
            <text:p>Adjoint MCSA 9-point</text:p>
          </table:table-cell>
          <table:table-cell table:style-name="ce1"/>
          <table:table-cell/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/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21887">
            <text:p>6.22E+000</text:p>
          </table:table-cell>
          <table:table-cell office:value-type="float" office:value="1">
            <text:p>1</text:p>
          </table:table-cell>
          <table:table-cell table:style-name="ce2" office:value-type="float" office:value="5.54023">
            <text:p>5.54E+000</text:p>
          </table:table-cell>
          <table:table-cell office:value-type="float" office:value="1">
            <text:p>1</text:p>
          </table:table-cell>
          <table:table-cell table:style-name="ce2" office:value-type="float" office:value="0.714947">
            <text:p>7.15E-001</text:p>
          </table:table-cell>
          <table:table-cell office:value-type="float" office:value="1">
            <text:p>1</text:p>
          </table:table-cell>
          <table:table-cell table:style-name="ce2" office:value-type="float" office:value="0.946955">
            <text:p>9.47E-001</text:p>
          </table:table-cell>
          <table:table-cell/>
          <table:table-cell office:value-type="float" office:value="1">
            <text:p>1</text:p>
          </table:table-cell>
          <table:table-cell table:style-name="ce2" office:value-type="float" office:value="2.11159">
            <text:p>2.11E+000</text:p>
          </table:table-cell>
          <table:table-cell office:value-type="float" office:value="1">
            <text:p>1</text:p>
          </table:table-cell>
          <table:table-cell table:style-name="ce2" office:value-type="float" office:value="0.535001">
            <text:p>5.35E-0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85269">
            <text:p>1.85E+000</text:p>
          </table:table-cell>
          <table:table-cell office:value-type="float" office:value="2">
            <text:p>2</text:p>
          </table:table-cell>
          <table:table-cell table:style-name="ce2" office:value-type="float" office:value="2.12097">
            <text:p>2.12E+000</text:p>
          </table:table-cell>
          <table:table-cell office:value-type="float" office:value="2">
            <text:p>2</text:p>
          </table:table-cell>
          <table:table-cell table:style-name="ce2" office:value-type="float" office:value="0.0418456">
            <text:p>4.18E-002</text:p>
          </table:table-cell>
          <table:table-cell office:value-type="float" office:value="2">
            <text:p>2</text:p>
          </table:table-cell>
          <table:table-cell table:style-name="ce2" office:value-type="float" office:value="0.0390723">
            <text:p>3.91E-002</text:p>
          </table:table-cell>
          <table:table-cell/>
          <table:table-cell office:value-type="float" office:value="2">
            <text:p>2</text:p>
          </table:table-cell>
          <table:table-cell table:style-name="ce2" office:value-type="float" office:value="0.249892">
            <text:p>2.50E-001</text:p>
          </table:table-cell>
          <table:table-cell office:value-type="float" office:value="2">
            <text:p>2</text:p>
          </table:table-cell>
          <table:table-cell table:style-name="ce2" office:value-type="float" office:value="0.0188367">
            <text:p>1.88E-00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74661">
            <text:p>5.75E-001</text:p>
          </table:table-cell>
          <table:table-cell office:value-type="float" office:value="3">
            <text:p>3</text:p>
          </table:table-cell>
          <table:table-cell table:style-name="ce2" office:value-type="float" office:value="0.514465">
            <text:p>5.14E-001</text:p>
          </table:table-cell>
          <table:table-cell office:value-type="float" office:value="3">
            <text:p>3</text:p>
          </table:table-cell>
          <table:table-cell table:style-name="ce2" office:value-type="float" office:value="0.00262738">
            <text:p>2.63E-003</text:p>
          </table:table-cell>
          <table:table-cell office:value-type="float" office:value="3">
            <text:p>3</text:p>
          </table:table-cell>
          <table:table-cell table:style-name="ce2" office:value-type="float" office:value="0.00230644">
            <text:p>2.31E-003</text:p>
          </table:table-cell>
          <table:table-cell/>
          <table:table-cell office:value-type="float" office:value="3">
            <text:p>3</text:p>
          </table:table-cell>
          <table:table-cell table:style-name="ce2" office:value-type="float" office:value="0.0267839">
            <text:p>2.68E-002</text:p>
          </table:table-cell>
          <table:table-cell office:value-type="float" office:value="3">
            <text:p>3</text:p>
          </table:table-cell>
          <table:table-cell table:style-name="ce2" office:value-type="float" office:value="0.00105274">
            <text:p>1.05E-00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9566">
            <text:p>1.96E-001</text:p>
          </table:table-cell>
          <table:table-cell office:value-type="float" office:value="4">
            <text:p>4</text:p>
          </table:table-cell>
          <table:table-cell table:style-name="ce2" office:value-type="float" office:value="0.125568">
            <text:p>1.26E-001</text:p>
          </table:table-cell>
          <table:table-cell office:value-type="float" office:value="4">
            <text:p>4</text:p>
          </table:table-cell>
          <table:table-cell table:style-name="ce2" office:value-type="float" office:value="0.000288174">
            <text:p>2.88E-004</text:p>
          </table:table-cell>
          <table:table-cell office:value-type="float" office:value="4">
            <text:p>4</text:p>
          </table:table-cell>
          <table:table-cell table:style-name="ce2" office:value-type="float" office:value="0.000177214">
            <text:p>1.77E-004</text:p>
          </table:table-cell>
          <table:table-cell/>
          <table:table-cell office:value-type="float" office:value="4">
            <text:p>4</text:p>
          </table:table-cell>
          <table:table-cell table:style-name="ce2" office:value-type="float" office:value="0.0051188">
            <text:p>5.12E-003</text:p>
          </table:table-cell>
          <table:table-cell office:value-type="float" office:value="4">
            <text:p>4</text:p>
          </table:table-cell>
          <table:table-cell table:style-name="ce2" office:value-type="float" office:value="0.000057168">
            <text:p>5.72E-00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71433">
            <text:p>5.71E-002</text:p>
          </table:table-cell>
          <table:table-cell office:value-type="float" office:value="5">
            <text:p>5</text:p>
          </table:table-cell>
          <table:table-cell table:style-name="ce2" office:value-type="float" office:value="0.0375449">
            <text:p>3.75E-002</text:p>
          </table:table-cell>
          <table:table-cell office:value-type="float" office:value="5">
            <text:p>5</text:p>
          </table:table-cell>
          <table:table-cell table:style-name="ce2" office:value-type="float" office:value="0.0000331404">
            <text:p>3.31E-005</text:p>
          </table:table-cell>
          <table:table-cell office:value-type="float" office:value="5">
            <text:p>5</text:p>
          </table:table-cell>
          <table:table-cell table:style-name="ce2" office:value-type="float" office:value="0.0000170164">
            <text:p>1.70E-005</text:p>
          </table:table-cell>
          <table:table-cell/>
          <table:table-cell office:value-type="float" office:value="5">
            <text:p>5</text:p>
          </table:table-cell>
          <table:table-cell table:style-name="ce2" office:value-type="float" office:value="0.00146863">
            <text:p>1.47E-003</text:p>
          </table:table-cell>
          <table:table-cell office:value-type="float" office:value="5">
            <text:p>5</text:p>
          </table:table-cell>
          <table:table-cell table:style-name="ce2" office:value-type="float" office:value="0.00000634909">
            <text:p>6.35E-00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37637">
            <text:p>2.38E-002</text:p>
          </table:table-cell>
          <table:table-cell office:value-type="float" office:value="6">
            <text:p>6</text:p>
          </table:table-cell>
          <table:table-cell table:style-name="ce2" office:value-type="float" office:value="0.00769726">
            <text:p>7.70E-003</text:p>
          </table:table-cell>
          <table:table-cell office:value-type="float" office:value="6">
            <text:p>6</text:p>
          </table:table-cell>
          <table:table-cell table:style-name="ce2" office:value-type="float" office:value="0.00000609356">
            <text:p>6.09E-006</text:p>
          </table:table-cell>
          <table:table-cell office:value-type="float" office:value="6">
            <text:p>6</text:p>
          </table:table-cell>
          <table:table-cell table:style-name="ce2" office:value-type="float" office:value="0.00000199254">
            <text:p>1.99E-006</text:p>
          </table:table-cell>
          <table:table-cell/>
          <table:table-cell office:value-type="float" office:value="6">
            <text:p>6</text:p>
          </table:table-cell>
          <table:table-cell table:style-name="ce2" office:value-type="float" office:value="0.00034022">
            <text:p>3.40E-004</text:p>
          </table:table-cell>
          <table:table-cell office:value-type="float" office:value="6">
            <text:p>6</text:p>
          </table:table-cell>
          <table:table-cell table:style-name="ce2" office:value-type="float" office:value="0.000000697197">
            <text:p>6.97E-00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675188">
            <text:p>6.75E-003</text:p>
          </table:table-cell>
          <table:table-cell office:value-type="float" office:value="7">
            <text:p>7</text:p>
          </table:table-cell>
          <table:table-cell table:style-name="ce2" office:value-type="float" office:value="0.00235407">
            <text:p>2.35E-003</text:p>
          </table:table-cell>
          <table:table-cell office:value-type="float" office:value="7">
            <text:p>7</text:p>
          </table:table-cell>
          <table:table-cell table:style-name="ce2" office:value-type="float" office:value="0.00000109037">
            <text:p>1.09E-006</text:p>
          </table:table-cell>
          <table:table-cell office:value-type="float" office:value="7">
            <text:p>7</text:p>
          </table:table-cell>
          <table:table-cell table:style-name="ce2" office:value-type="float" office:value="0.000000248774">
            <text:p>2.49E-007</text:p>
          </table:table-cell>
          <table:table-cell/>
          <table:table-cell office:value-type="float" office:value="7">
            <text:p>7</text:p>
          </table:table-cell>
          <table:table-cell table:style-name="ce2" office:value-type="float" office:value="0.000119907">
            <text:p>1.20E-004</text:p>
          </table:table-cell>
          <table:table-cell office:value-type="float" office:value="7">
            <text:p>7</text:p>
          </table:table-cell>
          <table:table-cell table:style-name="ce2" office:value-type="float" office:value="0.0000000711027">
            <text:p>7.11E-00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229544">
            <text:p>2.30E-003</text:p>
          </table:table-cell>
          <table:table-cell office:value-type="float" office:value="8">
            <text:p>8</text:p>
          </table:table-cell>
          <table:table-cell table:style-name="ce2" office:value-type="float" office:value="0.000555976">
            <text:p>5.56E-004</text:p>
          </table:table-cell>
          <table:table-cell office:value-type="float" office:value="8">
            <text:p>8</text:p>
          </table:table-cell>
          <table:table-cell table:style-name="ce2" office:value-type="float" office:value="0.000000156389">
            <text:p>1.56E-007</text:p>
          </table:table-cell>
          <table:table-cell office:value-type="float" office:value="8">
            <text:p>8</text:p>
          </table:table-cell>
          <table:table-cell table:style-name="ce2" office:value-type="float" office:value="0.0000000332133">
            <text:p>3.32E-008</text:p>
          </table:table-cell>
          <table:table-cell/>
          <table:table-cell office:value-type="float" office:value="8">
            <text:p>8</text:p>
          </table:table-cell>
          <table:table-cell table:style-name="ce2" office:value-type="float" office:value="0.000048194">
            <text:p>4.82E-0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898751">
            <text:p>8.99E-004</text:p>
          </table:table-cell>
          <table:table-cell office:value-type="float" office:value="9">
            <text:p>9</text:p>
          </table:table-cell>
          <table:table-cell table:style-name="ce2" office:value-type="float" office:value="0.000202187">
            <text:p>2.02E-004</text:p>
          </table:table-cell>
          <table:table-cell office:value-type="float" office:value="9">
            <text:p>9</text:p>
          </table:table-cell>
          <table:table-cell table:style-name="ce2" office:value-type="float" office:value="0.0000000285217">
            <text:p>2.85E-008</text:p>
          </table:table-cell>
          <table:table-cell table:style-name="ce2"/>
          <table:table-cell table:number-columns-repeated="2"/>
          <table:table-cell office:value-type="float" office:value="9">
            <text:p>9</text:p>
          </table:table-cell>
          <table:table-cell table:style-name="ce2" office:value-type="float" office:value="0.0000148248">
            <text:p>1.48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354786">
            <text:p>3.55E-004</text:p>
          </table:table-cell>
          <table:table-cell office:value-type="float" office:value="10">
            <text:p>10</text:p>
          </table:table-cell>
          <table:table-cell table:style-name="ce2" office:value-type="float" office:value="0.0000391594">
            <text:p>3.92E-005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2" office:value-type="float" office:value="0.00000625359">
            <text:p>6.25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931053">
            <text:p>9.31E-005</text:p>
          </table:table-cell>
          <table:table-cell office:value-type="float" office:value="11">
            <text:p>11</text:p>
          </table:table-cell>
          <table:table-cell table:style-name="ce2" office:value-type="float" office:value="0.0000105967">
            <text:p>1.06E-005</text:p>
          </table:table-cell>
          <table:table-cell table:number-columns-repeated="5"/>
          <table:table-cell office:value-type="float" office:value="11">
            <text:p>11</text:p>
          </table:table-cell>
          <table:table-cell table:style-name="ce2" office:value-type="float" office:value="0.0000025402">
            <text:p>2.54E-00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335949">
            <text:p>3.36E-005</text:p>
          </table:table-cell>
          <table:table-cell office:value-type="float" office:value="12">
            <text:p>12</text:p>
          </table:table-cell>
          <table:table-cell table:style-name="ce2" office:value-type="float" office:value="0.00000335316">
            <text:p>3.35E-006</text:p>
          </table:table-cell>
          <table:table-cell table:number-columns-repeated="5"/>
          <table:table-cell office:value-type="float" office:value="12">
            <text:p>12</text:p>
          </table:table-cell>
          <table:table-cell table:style-name="ce2" office:value-type="float" office:value="0.00000119249">
            <text:p>1.19E-00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116066">
            <text:p>1.16E-005</text:p>
          </table:table-cell>
          <table:table-cell office:value-type="float" office:value="13">
            <text:p>13</text:p>
          </table:table-cell>
          <table:table-cell table:style-name="ce2" office:value-type="float" office:value="0.00000120667">
            <text:p>1.21E-006</text:p>
          </table:table-cell>
          <table:table-cell table:number-columns-repeated="5"/>
          <table:table-cell office:value-type="float" office:value="13">
            <text:p>13</text:p>
          </table:table-cell>
          <table:table-cell table:style-name="ce2" office:value-type="float" office:value="0.000000501754">
            <text:p>5.02E-00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0409867">
            <text:p>4.10E-006</text:p>
          </table:table-cell>
          <table:table-cell office:value-type="float" office:value="14">
            <text:p>14</text:p>
          </table:table-cell>
          <table:table-cell table:style-name="ce2" office:value-type="float" office:value="0.000000284071">
            <text:p>2.84E-007</text:p>
          </table:table-cell>
          <table:table-cell table:number-columns-repeated="5"/>
          <table:table-cell office:value-type="float" office:value="14">
            <text:p>14</text:p>
          </table:table-cell>
          <table:table-cell table:style-name="ce2" office:value-type="float" office:value="0.000000245184">
            <text:p>2.45E-00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0138384">
            <text:p>1.38E-006</text:p>
          </table:table-cell>
          <table:table-cell office:value-type="float" office:value="15">
            <text:p>15</text:p>
          </table:table-cell>
          <table:table-cell table:style-name="ce2" office:value-type="float" office:value="0.0000000875509">
            <text:p>8.76E-008</text:p>
          </table:table-cell>
          <table:table-cell table:number-columns-repeated="5"/>
          <table:table-cell office:value-type="float" office:value="15">
            <text:p>15</text:p>
          </table:table-cell>
          <table:table-cell table:style-name="ce2" office:value-type="float" office:value="0.000000109275">
            <text:p>1.09E-00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00537256">
            <text:p>5.37E-007</text:p>
          </table:table-cell>
          <table:table-cell table:number-columns-repeated="7"/>
          <table:table-cell office:value-type="float" office:value="16">
            <text:p>16</text:p>
          </table:table-cell>
          <table:table-cell table:style-name="ce2" office:value-type="float" office:value="0.0000000632701">
            <text:p>6.33E-00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00218387">
            <text:p>2.18E-007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000745754">
            <text:p>7.46E-008</text:p>
          </table:table-cell>
          <table:table-cell table:number-columns-repeated="13"/>
        </table:table-row>
        <table:table-row table:style-name="ro1" table:number-rows-repeated="6">
          <table:table-cell/>
          <table:table-cell table:style-name="Default"/>
          <table:table-cell table:number-columns-repeated="13"/>
        </table:table-row>
        <table:table-row table:style-name="ro3" table:number-rows-repeated="20"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 office:value-type="string">
            <text:p>N</text:p>
          </table:table-cell>
          <table:table-cell table:style-name="Default" office:value-type="float" office:value="101">
            <text:p>1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x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y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t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alpha</text:p>
          </table:table-cell>
          <table:table-cell table:style-name="Default" office:value-type="float" office:value="0.01">
            <text:p>0.0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N_p</text:p>
          </table:table-cell>
          <table:table-cell table:style-name="Default" office:value-type="string">
            <text:p>2xNxN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bnd</text:p>
          </table:table-cell>
          <table:table-cell table:style-name="Default" office:value-type="float" office:value="10">
            <text:p>10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ic</text:p>
          </table:table-cell>
          <table:table-cell table:style-name="Default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wc</text:p>
          </table:table-cell>
          <table:table-cell office:value-type="float" office:value="0.0001">
            <text:p>1.00E-004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tol</text:p>
          </table:table-cell>
          <table:table-cell office:value-type="float" office:value="0.00000001">
            <text:p>1.00E-008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48868">
            <text:p>5.49E+000</text:p>
          </table:table-cell>
          <table:table-cell office:value-type="float" office:value="1">
            <text:p>1</text:p>
          </table:table-cell>
          <table:table-cell table:style-name="ce2" office:value-type="float" office:value="0.950275">
            <text:p>9.50E-00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95263">
            <text:p>8.95E-001</text:p>
          </table:table-cell>
          <table:table-cell office:value-type="float" office:value="2">
            <text:p>2</text:p>
          </table:table-cell>
          <table:table-cell table:style-name="ce2" office:value-type="float" office:value="0.0713625">
            <text:p>7.14E-00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2949">
            <text:p>2.29E-001</text:p>
          </table:table-cell>
          <table:table-cell office:value-type="float" office:value="3">
            <text:p>3</text:p>
          </table:table-cell>
          <table:table-cell table:style-name="ce2" office:value-type="float" office:value="0.00833454">
            <text:p>8.33E-00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8661">
            <text:p>9.87E-002</text:p>
          </table:table-cell>
          <table:table-cell office:value-type="float" office:value="4">
            <text:p>4</text:p>
          </table:table-cell>
          <table:table-cell table:style-name="ce2" office:value-type="float" office:value="0.00124009">
            <text:p>1.24E-00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37104">
            <text:p>4.37E-002</text:p>
          </table:table-cell>
          <table:table-cell office:value-type="float" office:value="5">
            <text:p>5</text:p>
          </table:table-cell>
          <table:table-cell table:style-name="ce2" office:value-type="float" office:value="0.000303271">
            <text:p>3.03E-00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327625">
            <text:p>3.28E-002</text:p>
          </table:table-cell>
          <table:table-cell office:value-type="float" office:value="6">
            <text:p>6</text:p>
          </table:table-cell>
          <table:table-cell table:style-name="ce2" office:value-type="float" office:value="0.0000488442">
            <text:p>4.88E-005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50402">
            <text:p>1.50E-002</text:p>
          </table:table-cell>
          <table:table-cell office:value-type="float" office:value="7">
            <text:p>7</text:p>
          </table:table-cell>
          <table:table-cell table:style-name="ce2" office:value-type="float" office:value="0.0000097344">
            <text:p>9.73E-00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1325">
            <text:p>1.13E-002</text:p>
          </table:table-cell>
          <table:table-cell office:value-type="float" office:value="8">
            <text:p>8</text:p>
          </table:table-cell>
          <table:table-cell table:style-name="ce2" office:value-type="float" office:value="0.00000263076">
            <text:p>2.63E-00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96247">
            <text:p>7.96E-003</text:p>
          </table:table-cell>
          <table:table-cell office:value-type="float" office:value="9">
            <text:p>9</text:p>
          </table:table-cell>
          <table:table-cell table:style-name="ce2" office:value-type="float" office:value="0.000000738456">
            <text:p>7.38E-00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8627">
            <text:p>5.86E-003</text:p>
          </table:table-cell>
          <table:table-cell office:value-type="float" office:value="10">
            <text:p>10</text:p>
          </table:table-cell>
          <table:table-cell table:style-name="ce2" office:value-type="float" office:value="0.00000022719">
            <text:p>2.27E-00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393758">
            <text:p>3.94E-003</text:p>
          </table:table-cell>
          <table:table-cell office:value-type="float" office:value="11">
            <text:p>11</text:p>
          </table:table-cell>
          <table:table-cell table:style-name="ce2" office:value-type="float" office:value="0.0000000430667">
            <text:p>4.31E-00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325253">
            <text:p>3.25E-003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344428">
            <text:p>3.44E-003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211546">
            <text:p>2.12E-003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34828">
            <text:p>1.35E-003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9561">
            <text:p>9.56E-004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971579">
            <text:p>9.72E-004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799779">
            <text:p>8.00E-004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636662">
            <text:p>6.37E-004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519504">
            <text:p>5.20E-004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462326">
            <text:p>4.62E-004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383285">
            <text:p>3.83E-004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374407">
            <text:p>3.74E-004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243919">
            <text:p>2.44E-004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217964">
            <text:p>2.18E-004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176577">
            <text:p>1.77E-004</text:p>
          </table:table-cell>
          <table:table-cell table:number-columns-repeated="1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14309">
            <text:p>1.43E-004</text:p>
          </table:table-cell>
          <table:table-cell table:number-columns-repeated="1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146306">
            <text:p>1.46E-004</text:p>
          </table:table-cell>
          <table:table-cell table:number-columns-repeated="1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0853573">
            <text:p>8.54E-005</text:p>
          </table:table-cell>
          <table:table-cell table:number-columns-repeated="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793914">
            <text:p>7.94E-005</text:p>
          </table:table-cell>
          <table:table-cell table:number-columns-repeated="1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0526741">
            <text:p>5.27E-005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618826">
            <text:p>6.19E-005</text:p>
          </table:table-cell>
          <table:table-cell table:number-columns-repeated="1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404069">
            <text:p>4.04E-005</text:p>
          </table:table-cell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43738">
            <text:p>4.37E-005</text:p>
          </table:table-cell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324811">
            <text:p>3.25E-005</text:p>
          </table:table-cell>
          <table:table-cell table:number-columns-repeated="1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21779">
            <text:p>2.18E-005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0216022">
            <text:p>2.16E-005</text:p>
          </table:table-cell>
          <table:table-cell table:number-columns-repeated="1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00160778">
            <text:p>1.61E-005</text:p>
          </table:table-cell>
          <table:table-cell table:number-columns-repeated="1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00131181">
            <text:p>1.31E-005</text:p>
          </table:table-cell>
          <table:table-cell table:number-columns-repeated="1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16699">
            <text:p>1.17E-005</text:p>
          </table:table-cell>
          <table:table-cell table:number-columns-repeated="1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000971999">
            <text:p>9.72E-006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000789141">
            <text:p>7.89E-006</text:p>
          </table:table-cell>
          <table:table-cell table:number-columns-repeated="1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00070068">
            <text:p>7.01E-006</text:p>
          </table:table-cell>
          <table:table-cell table:number-columns-repeated="1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000572044">
            <text:p>5.72E-006</text:p>
          </table:table-cell>
          <table:table-cell table:number-columns-repeated="1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000432132">
            <text:p>4.32E-006</text:p>
          </table:table-cell>
          <table:table-cell table:number-columns-repeated="1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00040704">
            <text:p>4.07E-006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000308905">
            <text:p>3.09E-006</text:p>
          </table:table-cell>
          <table:table-cell table:number-columns-repeated="1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000238611">
            <text:p>2.39E-006</text:p>
          </table:table-cell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00020446">
            <text:p>2.04E-006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71457">
            <text:p>1.71E-006</text:p>
          </table:table-cell>
          <table:table-cell table:number-columns-repeated="1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000141374">
            <text:p>1.41E-006</text:p>
          </table:table-cell>
          <table:table-cell table:number-columns-repeated="1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000140206">
            <text:p>1.40E-006</text:p>
          </table:table-cell>
          <table:table-cell table:number-columns-repeated="1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000106181">
            <text:p>1.06E-006</text:p>
          </table:table-cell>
          <table:table-cell table:number-columns-repeated="1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0000891298">
            <text:p>8.91E-007</text:p>
          </table:table-cell>
          <table:table-cell table:number-columns-repeated="1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0000806513">
            <text:p>8.07E-007</text:p>
          </table:table-cell>
          <table:table-cell table:number-columns-repeated="1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0000595837">
            <text:p>5.96E-007</text:p>
          </table:table-cell>
          <table:table-cell table:number-columns-repeated="1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0000503327">
            <text:p>5.03E-007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0000399067">
            <text:p>3.99E-007</text:p>
          </table:table-cell>
          <table:table-cell table:number-columns-repeated="1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000031869">
            <text:p>3.19E-007</text:p>
          </table:table-cell>
          <table:table-cell table:number-columns-repeated="1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0279874">
            <text:p>2.80E-007</text:p>
          </table:table-cell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0000249268">
            <text:p>2.49E-007</text:p>
          </table:table-cell>
          <table:table-cell table:number-columns-repeated="1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0000229932">
            <text:p>2.30E-007</text:p>
          </table:table-cell>
          <table:table-cell table:number-columns-repeated="1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0000164599">
            <text:p>1.65E-007</text:p>
          </table:table-cell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0140363">
            <text:p>1.40E-007</text:p>
          </table:table-cell>
          <table:table-cell table:number-columns-repeated="1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00000100649">
            <text:p>1.01E-007</text:p>
          </table:table-cell>
          <table:table-cell table:number-columns-repeated="1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000000847512">
            <text:p>8.48E-008</text:p>
          </table:table-cell>
          <table:table-cell table:number-columns-repeated="13"/>
        </table:table-row>
        <table:table-row table:style-name="ro1" table:number-rows-repeated="29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</table:table>
      <table:table table:name="Estimators" table:style-name="ta1">
        <table:shapes>
          <draw:frame draw:z-index="0" draw:style-name="gr1" svg:width="5.9768in" svg:height="4.4512in" svg:x="0.2453in" svg:y="5.0598in">
            <draw:object draw:notify-on-update-of-ranges="Estimators.B13:Estimators.B13 Estimators.B20:Estimators.B28 Estimators.A20:Estimators.A28 Estimators.D13:Estimators.D13 Estimators.D18:Estimators.D28 Estimators.A18:Estimators.A2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5.9835in" svg:height="4.265in" svg:x="0.2602in" svg:y="9.8736in">
            <draw:object draw:notify-on-update-of-ranges="Estimators.B13:Estimators.B13 Estimators.C20:Estimators.C28 Estimators.A20:Estimators.A28 Estimators.D13:Estimators.D13 Estimators.E18:Estimators.E28 Estimators.A18:Estimators.A2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6.1173in" svg:height="4.5831in" svg:x="6.674in" svg:y="5.0028in">
            <draw:object draw:notify-on-update-of-ranges="Estimators.H13:Estimators.H13 Estimators.H15:Estimators.H25 Estimators.G15:Estimators.G25 Estimators.J13:Estimators.J13 Estimators.J15:Estimators.J25 Estimators.G15:Estimators.G2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svg:width="6.0594in" svg:height="4.276in" svg:x="6.8185in" svg:y="9.8736in">
            <draw:object draw:notify-on-update-of-ranges="Estimators.H13:Estimators.H13 Estimators.I15:Estimators.I25 Estimators.G15:Estimators.G25 Estimators.J13:Estimators.J13 Estimators.K15:Estimators.K25 Estimators.G15:Estimators.G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2">
          <table:table-cell table:style-name="ce4" office:value-type="string">
            <text:p>Fixed WC, Varied Nh</text:p>
          </table:table-cell>
          <table:table-cell table:number-columns-repeated="5"/>
          <table:table-cell table:style-name="ce4" office:value-type="string">
            <text:p>Fixed Nh, Varied WC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2">
          <table:table-cell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2">
          <table:table-cell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string">
            <text:p>N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4"/>
          <table:table-cell office:value-type="string">
            <text:p>nh</text:p>
          </table:table-cell>
          <table:table-cell table:style-name="ce2" table:formula="of:=[.H7]*[.H7]" office:value-type="float" office:value="40000">
            <text:p>4.00E+004</text:p>
          </table:table-cell>
          <table:table-cell table:number-columns-repeated="3"/>
        </table:table-row>
        <table:table-row table:style-name="ro2">
          <table:table-cell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4"/>
          <table:table-cell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>
            <text:p>Collision</text:p>
          </table:table-cell>
          <table:table-cell/>
          <table:table-cell table:style-name="ce5" office:value-type="string">
            <text:p>Expected Value</text:p>
          </table:table-cell>
          <table:table-cell table:number-columns-repeated="2"/>
          <table:table-cell table:style-name="Default"/>
          <table:table-cell table:style-name="ce5" office:value-type="string">
            <text:p>Collision</text:p>
          </table:table-cell>
          <table:table-cell/>
          <table:table-cell table:style-name="ce5" office:value-type="string">
            <text:p>Expected Value</text:p>
          </table:table-cell>
          <table:table-cell/>
        </table:table-row>
        <table:table-row table:style-name="ro2">
          <table:table-cell office:value-type="string">
            <text:p>Nh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Iters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Iters</text:p>
          </table:table-cell>
          <table:table-cell/>
          <table:table-cell office:value-type="string">
            <text:p>WC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Iters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Iter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/>
          <table:table-cell table:style-name="ce8" office:value-type="float" office:value="0.5">
            <text:p>5.00E-001</text:p>
          </table:table-cell>
          <table:table-cell office:value-type="float" office:value="0.92">
            <text:p>0.92</text:p>
          </table:table-cell>
          <table:table-cell office:value-type="float" office:value="13">
            <text:p>13</text:p>
          </table:table-cell>
          <table:table-cell office:value-type="float" office:value="0.84">
            <text:p>0.8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/>
          <table:table-cell table:style-name="ce8" office:value-type="float" office:value="0.1">
            <text:p>1.00E-001</text:p>
          </table:table-cell>
          <table:table-cell office:value-type="float" office:value="1.42">
            <text:p>1.42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/>
          <table:table-cell table:style-name="ce8" office:value-type="float" office:value="0.01">
            <text:p>1.00E-002</text:p>
          </table:table-cell>
          <table:table-cell office:value-type="float" office:value="2.39">
            <text:p>2.39</text:p>
          </table:table-cell>
          <table:table-cell office:value-type="float" office:value="9">
            <text:p>9</text:p>
          </table:table-cell>
          <table:table-cell office:value-type="float" office:value="2.07">
            <text:p>2.0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office:value-type="float" office:value="0.77">
            <text:p>0.77</text:p>
          </table:table-cell>
          <table:table-cell office:value-type="float" office:value="22">
            <text:p>22</text:p>
          </table:table-cell>
          <table:table-cell/>
          <table:table-cell table:style-name="ce8" office:value-type="float" office:value="0.001">
            <text:p>1.00E-003</text:p>
          </table:table-cell>
          <table:table-cell office:value-type="float" office:value="3.28">
            <text:p>3.28</text:p>
          </table:table-cell>
          <table:table-cell office:value-type="float" office:value="9">
            <text:p>9</text:p>
          </table:table-cell>
          <table:table-cell office:value-type="float" office:value="2.86">
            <text:p>2.8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DNC</text:p>
          </table:table-cell>
          <table:table-cell office:value-type="float" office:value="0.89">
            <text:p>0.89</text:p>
          </table:table-cell>
          <table:table-cell office:value-type="float" office:value="12">
            <text:p>12</text:p>
          </table:table-cell>
          <table:table-cell/>
          <table:table-cell table:style-name="ce8" office:value-type="float" office:value="0.0001">
            <text:p>1.00E-004</text:p>
          </table:table-cell>
          <table:table-cell office:value-type="float" office:value="4.27">
            <text:p>4.27</text:p>
          </table:table-cell>
          <table:table-cell office:value-type="float" office:value="9">
            <text:p>9</text:p>
          </table:table-cell>
          <table:table-cell office:value-type="float" office:value="3.62">
            <text:p>3.6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93">
            <text:p>2.93</text:p>
          </table:table-cell>
          <table:table-cell office:value-type="float" office:value="33">
            <text:p>33</text:p>
          </table:table-cell>
          <table:table-cell office:value-type="float" office:value="0.95">
            <text:p>0.95</text:p>
          </table:table-cell>
          <table:table-cell office:value-type="float" office:value="11">
            <text:p>11</text:p>
          </table:table-cell>
          <table:table-cell/>
          <table:table-cell table:style-name="ce8" office:value-type="float" office:value="0.00001">
            <text:p>1.00E-005</text:p>
          </table:table-cell>
          <table:table-cell office:value-type="float" office:value="5.01">
            <text:p>5.01</text:p>
          </table:table-cell>
          <table:table-cell office:value-type="float" office:value="9">
            <text:p>9</text:p>
          </table:table-cell>
          <table:table-cell office:value-type="float" office:value="4.29">
            <text:p>4.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.57">
            <text:p>2.57</text:p>
          </table:table-cell>
          <table:table-cell office:value-type="float" office:value="24">
            <text:p>24</text:p>
          </table:table-cell>
          <table:table-cell office:value-type="float" office:value="1.11">
            <text:p>1.11</text:p>
          </table:table-cell>
          <table:table-cell office:value-type="float" office:value="10">
            <text:p>10</text:p>
          </table:table-cell>
          <table:table-cell/>
          <table:table-cell table:style-name="ce8" office:value-type="float" office:value="0.000001">
            <text:p>1.00E-006</text:p>
          </table:table-cell>
          <table:table-cell office:value-type="float" office:value="6.24">
            <text:p>6.24</text:p>
          </table:table-cell>
          <table:table-cell office:value-type="float" office:value="9">
            <text:p>9</text:p>
          </table:table-cell>
          <table:table-cell office:value-type="float" office:value="4.9">
            <text:p>4.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5">
            <text:p>2.45</text:p>
          </table:table-cell>
          <table:table-cell office:value-type="float" office:value="18">
            <text:p>18</text:p>
          </table:table-cell>
          <table:table-cell office:value-type="float" office:value="1.35">
            <text:p>1.35</text:p>
          </table:table-cell>
          <table:table-cell office:value-type="float" office:value="10">
            <text:p>10</text:p>
          </table:table-cell>
          <table:table-cell/>
          <table:table-cell table:style-name="ce8" office:value-type="float" office:value="0.0000001">
            <text:p>1.00E-007</text:p>
          </table:table-cell>
          <table:table-cell office:value-type="float" office:value="6.6">
            <text:p>6.6</text:p>
          </table:table-cell>
          <table:table-cell office:value-type="float" office:value="9">
            <text:p>9</text:p>
          </table:table-cell>
          <table:table-cell office:value-type="float" office:value="5.55">
            <text:p>5.5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.01">
            <text:p>3.01</text:p>
          </table:table-cell>
          <table:table-cell office:value-type="float" office:value="12">
            <text:p>12</text:p>
          </table:table-cell>
          <table:table-cell office:value-type="float" office:value="1.94">
            <text:p>1.94</text:p>
          </table:table-cell>
          <table:table-cell office:value-type="float" office:value="8">
            <text:p>8</text:p>
          </table:table-cell>
          <table:table-cell/>
          <table:table-cell table:style-name="ce8" office:value-type="float" office:value="0.00000001">
            <text:p>1.00E-008</text:p>
          </table:table-cell>
          <table:table-cell office:value-type="float" office:value="7.29">
            <text:p>7.29</text:p>
          </table:table-cell>
          <table:table-cell office:value-type="float" office:value="9">
            <text:p>9</text:p>
          </table:table-cell>
          <table:table-cell office:value-type="float" office:value="6.33">
            <text:p>6.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.57">
            <text:p>3.57</text:p>
          </table:table-cell>
          <table:table-cell office:value-type="float" office:value="10">
            <text:p>10</text:p>
          </table:table-cell>
          <table:table-cell office:value-type="float" office:value="2.77">
            <text:p>2.77</text:p>
          </table:table-cell>
          <table:table-cell office:value-type="float" office:value="8">
            <text:p>8</text:p>
          </table:table-cell>
          <table:table-cell/>
          <table:table-cell table:style-name="ce8" office:value-type="float" office:value="0.000000001">
            <text:p>1.00E-009</text:p>
          </table:table-cell>
          <table:table-cell office:value-type="float" office:value="8.03">
            <text:p>8.03</text:p>
          </table:table-cell>
          <table:table-cell office:value-type="float" office:value="9">
            <text:p>9</text:p>
          </table:table-cell>
          <table:table-cell office:value-type="float" office:value="6.72">
            <text:p>6.7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.27">
            <text:p>4.27</text:p>
          </table:table-cell>
          <table:table-cell office:value-type="float" office:value="9">
            <text:p>9</text:p>
          </table:table-cell>
          <table:table-cell office:value-type="float" office:value="3.62">
            <text:p>3.62</text:p>
          </table:table-cell>
          <table:table-cell office:value-type="float" office:value="8">
            <text:p>8</text:p>
          </table:table-cell>
          <table:table-cell/>
          <table:table-cell table:style-name="ce8" office:value-type="float" office:value="0.0000000001">
            <text:p>1.00E-010</text:p>
          </table:table-cell>
          <table:table-cell office:value-type="float" office:value="8.76">
            <text:p>8.76</text:p>
          </table:table-cell>
          <table:table-cell office:value-type="float" office:value="9">
            <text:p>9</text:p>
          </table:table-cell>
          <table:table-cell office:value-type="float" office:value="7.29">
            <text:p>7.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27">
            <text:p>5.27</text:p>
          </table:table-cell>
          <table:table-cell office:value-type="float" office:value="9">
            <text:p>9</text:p>
          </table:table-cell>
          <table:table-cell office:value-type="float" office:value="4.41">
            <text:p>4.41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6.74">
            <text:p>6.74</text:p>
          </table:table-cell>
          <table:table-cell office:value-type="float" office:value="8">
            <text:p>8</text:p>
          </table:table-cell>
          <table:table-cell office:value-type="float" office:value="6.27">
            <text:p>6.27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7.6">
            <text:p>7.6</text:p>
          </table:table-cell>
          <table:table-cell office:value-type="float" office:value="7">
            <text:p>7</text:p>
          </table:table-cell>
          <table:table-cell office:value-type="float" office:value="8.07">
            <text:p>8.07</text:p>
          </table:table-cell>
          <table:table-cell office:value-type="float" office:value="8">
            <text:p>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08:40:31</meta:creation-date>
    <dc:date>2013-04-29T15:08:06</dc:date>
    <meta:editing-duration>PT5H49M29S</meta:editing-duration>
    <meta:editing-cycles>99</meta:editing-cycles>
    <meta:generator>LibreOffice/3.5$Linux_X86_64 LibreOffice_project/350m1$Build-2</meta:generator>
    <meta:print-date>2013-02-08T11:55:42</meta:print-date>
    <dc:creator>Stuart Slattery</dc:creator>
    <meta:document-statistic meta:table-count="3" meta:cell-count="90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442cm" xlink:href=".." xlink:type="simple" chart:class="chart:scatter" chart:style-name="ch1">
        <chart:title svg:x="5.664cm" svg:y="0.324cm" chart:style-name="ch2">
          <text:p>Time vs. Problem Size</text:p>
        </chart:title>
        <chart:legend chart:legend-position="bottom" svg:x="3.555cm" svg:y="8.161cm" style:legend-expansion="wide" chart:style-name="ch3"/>
        <chart:plot-area chart:style-name="ch4" table:cell-range-address="timing.A16:timing.B36 timing.B14:timing.B14 timing.D14:timing.D14 timing.D16:timing.D36 timing.F14:timing.F14 timing.F16:timing.F36 timing.H14:timing.H14 timing.H16:timing.H36" chart:data-source-has-labels="row" svg:x="1.33cm" svg:y="1.667cm" svg:width="14.025cm" svg:height="5.325cm">
          <chartooo:coordinate-region svg:x="1.951cm" svg:y="1.667cm" svg:width="13.151cm" svg:height="4.678cm"/>
          <chart:axis chart:dimension="x" chart:name="primary-x" chart:style-name="ch5">
            <chart:title svg:x="7.054cm" svg:y="7.18cm" chart:style-name="ch6">
              <text:p>Problem Size (N)</text:p>
            </chart:title>
          </chart:axis>
          <chart:axis chart:dimension="y" chart:name="primary-y" chart:style-name="ch7">
            <chart:title svg:x="0.451cm" svg:y="4.968cm" chart:style-name="ch8">
              <text:p>Time (s)</text:p>
            </chart:title>
            <chart:grid chart:style-name="ch9" chart:class="major"/>
          </chart:axis>
          <chart:series chart:style-name="ch10" chart:values-cell-range-address="timing.B16:timing.B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D16:timing.D36" chart:label-cell-address="timing.D14:timing.D14" chart:class="chart:scatter">
            <chart:data-point chart:repeated="21"/>
          </chart:series>
          <chart:series chart:style-name="ch12" chart:values-cell-range-address="timing.F16:timing.F36" chart:label-cell-address="timing.F14:timing.F14" chart:class="chart:scatter">
            <chart:data-point chart:repeated="21"/>
          </chart:series>
          <chart:series chart:style-name="ch13" chart:values-cell-range-address="timing.H16:timing.H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0.01">
                <text:p>0.01</text:p>
                <draw:g>
                  <svg:desc>timing.B16:timing.B36</svg:desc>
                </draw:g>
              </table:table-cell>
              <table:table-cell office:value-type="float" office:value="0.01">
                <text:p>0.01</text:p>
                <draw:g>
                  <svg:desc>timing.D16:timing.D36</svg:desc>
                </draw:g>
              </table:table-cell>
              <table:table-cell office:value-type="float" office:value="0.01">
                <text:p>0.01</text:p>
                <draw:g>
                  <svg:desc>timing.F16:timing.F36</svg:desc>
                </draw:g>
              </table:table-cell>
              <table:table-cell office:value-type="float" office:value="0.01">
                <text:p>0.01</text:p>
                <draw:g>
                  <svg:desc>timing.H16:timing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.59">
                <text:p>0.59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77">
                <text:p>0.77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.15">
                <text:p>1.15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01">
                <text:p>1.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.46">
                <text:p>1.46</text:p>
              </table:table-cell>
              <table:table-cell office:value-type="float" office:value="1.43">
                <text:p>1.43</text:p>
              </table:table-cell>
              <table:table-cell office:value-type="float" office:value="1.18">
                <text:p>1.18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.83">
                <text:p>1.83</text:p>
              </table:table-cell>
              <table:table-cell office:value-type="float" office:value="1.85">
                <text:p>1.85</text:p>
              </table:table-cell>
              <table:table-cell office:value-type="float" office:value="1.6">
                <text:p>1.6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2.68">
                <text:p>2.68</text:p>
              </table:table-cell>
              <table:table-cell office:value-type="float" office:value="2.7">
                <text:p>2.7</text:p>
              </table:table-cell>
              <table:table-cell office:value-type="float" office:value="2.16">
                <text:p>2.1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3.67">
                <text:p>3.67</text:p>
              </table:table-cell>
              <table:table-cell office:value-type="float" office:value="3.73">
                <text:p>3.73</text:p>
              </table:table-cell>
              <table:table-cell office:value-type="float" office:value="2.7">
                <text:p>2.7</text:p>
              </table:table-cell>
              <table:table-cell office:value-type="float" office:value="2.52666666666667">
                <text:p>2.52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4.86">
                <text:p>4.86</text:p>
              </table:table-cell>
              <table:table-cell office:value-type="float" office:value="4.91">
                <text:p>4.91</text:p>
              </table:table-cell>
              <table:table-cell office:value-type="float" office:value="3.23">
                <text:p>3.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6.21">
                <text:p>6.21</text:p>
              </table:table-cell>
              <table:table-cell office:value-type="float" office:value="6.26">
                <text:p>6.26</text:p>
              </table:table-cell>
              <table:table-cell office:value-type="float" office:value="4.19666666666667">
                <text:p>4.1966666666666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7.68333333333333">
                <text:p>7.68333333333333</text:p>
              </table:table-cell>
              <table:table-cell office:value-type="float" office:value="7.82333333333333">
                <text:p>7.82333333333333</text:p>
              </table:table-cell>
              <table:table-cell office:value-type="float" office:value="5.23">
                <text:p>5.23</text:p>
              </table:table-cell>
              <table:table-cell office:value-type="float" office:value="4.90666666666667">
                <text:p>4.90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2.1233333333333">
                <text:p>12.1233333333333</text:p>
              </table:table-cell>
              <table:table-cell office:value-type="float" office:value="12.21">
                <text:p>12.21</text:p>
              </table:table-cell>
              <table:table-cell office:value-type="float" office:value="7.66333333333333">
                <text:p>7.66333333333333</text:p>
              </table:table-cell>
              <table:table-cell office:value-type="float" office:value="8.22333333333333">
                <text:p>8.22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7.5266666666667">
                <text:p>17.5266666666667</text:p>
              </table:table-cell>
              <table:table-cell office:value-type="float" office:value="17.8166666666667">
                <text:p>17.8166666666667</text:p>
              </table:table-cell>
              <table:table-cell office:value-type="float" office:value="10.2933333333333">
                <text:p>10.293333333333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24.0333333333333">
                <text:p>24.0333333333333</text:p>
              </table:table-cell>
              <table:table-cell office:value-type="float" office:value="25.8133333333333">
                <text:p>25.8133333333333</text:p>
              </table:table-cell>
              <table:table-cell office:value-type="float" office:value="14.56">
                <text:p>14.56</text:p>
              </table:table-cell>
              <table:table-cell office:value-type="float" office:value="15.3866666666667">
                <text:p>15.38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31.9766666666667">
                <text:p>31.9766666666667</text:p>
              </table:table-cell>
              <table:table-cell office:value-type="float" office:value="17.06">
                <text:p>17.06</text:p>
              </table:table-cell>
              <table:table-cell office:value-type="float" office:value="17.8033333333333">
                <text:p>17.80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39.97">
                <text:p>39.97</text:p>
              </table:table-cell>
              <table:table-cell office:value-type="float" office:value="40.4466666666667">
                <text:p>40.4466666666667</text:p>
              </table:table-cell>
              <table:table-cell office:value-type="float" office:value="22.1766666666667">
                <text:p>22.1766666666667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49.7433333333333">
                <text:p>49.7433333333333</text:p>
              </table:table-cell>
              <table:table-cell office:value-type="float" office:value="50.3966666666667">
                <text:p>50.3966666666667</text:p>
              </table:table-cell>
              <table:table-cell office:value-type="float" office:value="28.1766666666667">
                <text:p>28.1766666666667</text:p>
              </table:table-cell>
              <table:table-cell office:value-type="float" office:value="29.54">
                <text:p>29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39cm" svg:height="11.642cm" xlink:href=".." xlink:type="simple" chart:class="chart:scatter" chart:style-name="ch1">
        <chart:title svg:x="4.881cm" svg:y="0.368cm" chart:style-name="ch2">
          <text:p>Weight Cutoff vs. CPU Time</text:p>
        </chart:title>
        <chart:legend chart:legend-position="bottom" svg:x="4.77cm" svg:y="10.859cm" style:legend-expansion="wide" chart:style-name="ch3"/>
        <chart:plot-area chart:style-name="ch4" table:cell-range-address="Estimators.G15:Estimators.H25 Estimators.H13:Estimators.H13 Estimators.J13:Estimators.J13 Estimators.J15:Estimators.J25" chart:data-source-has-labels="row" svg:x="1.321cm" svg:y="1.843cm" svg:width="13.598cm" svg:height="7.803cm">
          <chartooo:coordinate-region svg:x="2.102cm" svg:y="2.043cm" svg:width="11.982cm" svg:height="6.956cm"/>
          <chart:axis chart:dimension="x" chart:name="primary-x" chart:style-name="ch5">
            <chart:title svg:x="7.097cm" svg:y="9.878cm" chart:style-name="ch6">
              <text:p>Weight Cutoff</text:p>
            </chart:title>
          </chart:axis>
          <chart:axis chart:dimension="y" chart:name="primary-y" chart:style-name="ch7">
            <chart:title svg:x="0.451cm" svg:y="6.767cm" chart:style-name="ch8">
              <text:p>CPU Time (s)</text:p>
            </chart:title>
            <chart:grid chart:style-name="ch9" chart:class="major"/>
          </chart:axis>
          <chart:series chart:style-name="ch10" chart:values-cell-range-address="Estimators.H15:Estimators.H25" chart:label-cell-address="Estimators.H13:Estimators.H13" chart:class="chart:scatter">
            <chart:domain table:cell-range-address="Estimators.G15:Estimators.G25"/>
            <chart:data-point chart:repeated="11"/>
          </chart:series>
          <chart:series chart:style-name="ch11" chart:values-cell-range-address="Estimators.J15:Estimators.J25" chart:label-cell-address="Estimators.J13:Estimators.J1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lision</text:p>
                <draw:g>
                  <svg:desc>Estimators.H13:Estimators.H13</svg:desc>
                </draw:g>
              </table:table-cell>
              <table:table-cell office:value-type="string">
                <text:p>Expected Value</text:p>
                <draw:g>
                  <svg:desc>Estimators.J13:Estimators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stimators.G15:Estimators.G25</svg:desc>
                </draw:g>
              </table:table-cell>
              <table:table-cell office:value-type="float" office:value="0.92">
                <text:p>0.92</text:p>
                <draw:g>
                  <svg:desc>Estimators.H15:Estimators.H25</svg:desc>
                </draw:g>
              </table:table-cell>
              <table:table-cell office:value-type="float" office:value="0.84">
                <text:p>0.84</text:p>
                <draw:g>
                  <svg:desc>Estimators.J15:Estimators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42">
                <text:p>1.4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2.39">
                <text:p>2.39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3.28">
                <text:p>3.28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4.27">
                <text:p>4.2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">
                <text:p>0.00001</text:p>
              </table:table-cell>
              <table:table-cell office:value-type="float" office:value="5.01">
                <text:p>5.01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">
                <text:p>0.000001</text:p>
              </table:table-cell>
              <table:table-cell office:value-type="float" office:value="6.24">
                <text:p>6.2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">
                <text:p>0.0000001</text:p>
              </table:table-cell>
              <table:table-cell office:value-type="float" office:value="6.6">
                <text:p>6.6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7.29">
                <text:p>7.29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8.03">
                <text:p>8.03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8.76">
                <text:p>8.76</text:p>
              </table:table-cell>
              <table:table-cell office:value-type="float" office:value="7.29">
                <text:p>7.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92cm" svg:height="10.862cm" xlink:href=".." xlink:type="simple" chart:class="chart:scatter" chart:style-name="ch1">
        <chart:title svg:x="3.631cm" svg:y="0.353cm" chart:style-name="ch2">
          <text:p>Weight Cutoff vs. Iterations to Converge</text:p>
        </chart:title>
        <chart:legend chart:legend-position="bottom" svg:x="4.697cm" svg:y="10.079cm" style:legend-expansion="wide" chart:style-name="ch3"/>
        <chart:plot-area chart:style-name="ch4" table:cell-range-address="Estimators.G15:Estimators.G25 Estimators.H13:Estimators.H13 Estimators.I15:Estimators.I25 Estimators.J13:Estimators.J13 Estimators.K15:Estimators.K25" chart:data-source-has-labels="row" svg:x="1.318cm" svg:y="1.783cm" svg:width="13.46cm" svg:height="7.098cm">
          <chartooo:coordinate-region svg:x="2.099cm" svg:y="1.982cm" svg:width="11.845cm" svg:height="6.252cm"/>
          <chart:axis chart:dimension="x" chart:name="primary-x" chart:style-name="ch5">
            <chart:title svg:x="7.025cm" svg:y="9.098cm" chart:style-name="ch6">
              <text:p>Weight Cutoff</text:p>
            </chart:title>
          </chart:axis>
          <chart:axis chart:dimension="y" chart:name="primary-y" chart:style-name="ch7">
            <chart:title svg:x="0.451cm" svg:y="6.977cm" chart:style-name="ch8">
              <text:p>Iterations to Converge</text:p>
            </chart:title>
            <chart:grid chart:style-name="ch9" chart:class="major"/>
          </chart:axis>
          <chart:series chart:style-name="ch10" chart:values-cell-range-address="Estimators.I15:Estimators.I25" chart:label-cell-address="Estimators.H13:Estimators.H13" chart:class="chart:scatter">
            <chart:domain table:cell-range-address="Estimators.G15:Estimators.G25"/>
            <chart:data-point chart:repeated="11"/>
          </chart:series>
          <chart:series chart:style-name="ch11" chart:values-cell-range-address="Estimators.K15:Estimators.K25" chart:label-cell-address="Estimators.J13:Estimators.J1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lision</text:p>
                <draw:g>
                  <svg:desc>Estimators.H13:Estimators.H13</svg:desc>
                </draw:g>
              </table:table-cell>
              <table:table-cell office:value-type="string">
                <text:p>Expected Value</text:p>
                <draw:g>
                  <svg:desc>Estimators.J13:Estimators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Estimators.G15:Estimators.G25</svg:desc>
                </draw:g>
              </table:table-cell>
              <table:table-cell office:value-type="float" office:value="13">
                <text:p>13</text:p>
                <draw:g>
                  <svg:desc>Estimators.I15:Estimators.I25</svg:desc>
                </draw:g>
              </table:table-cell>
              <table:table-cell office:value-type="float" office:value="11">
                <text:p>11</text:p>
                <draw:g>
                  <svg:desc>Estimators.K15:Estimator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">
                <text:p>0.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">
                <text:p>0.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">
                <text:p>0.0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761cm" xlink:href=".." xlink:type="simple" chart:class="chart:scatter" chart:style-name="ch1">
        <chart:title svg:x="5.228cm" svg:y="0.331cm" chart:style-name="ch2">
          <text:p>Iterations vs. Problem Size</text:p>
        </chart:title>
        <chart:legend chart:legend-position="bottom" svg:x="3.556cm" svg:y="8.48cm" style:legend-expansion="wide" chart:style-name="ch3"/>
        <chart:plot-area chart:style-name="ch4" table:cell-range-address="timing.A16:timing.A36 timing.B14:timing.B14 timing.C16:timing.C36 timing.D14:timing.D14 timing.E16:timing.E36 timing.F14:timing.F14 timing.G16:timing.G36 timing.H14:timing.H14 timing.I16:timing.I36" chart:data-source-has-labels="row" svg:x="1.33cm" svg:y="1.695cm" svg:width="14.026cm" svg:height="5.609cm">
          <chartooo:coordinate-region svg:x="1.951cm" svg:y="1.894cm" svg:width="13.152cm" svg:height="4.763cm"/>
          <chart:axis chart:dimension="x" chart:name="primary-x" chart:style-name="ch5">
            <chart:title svg:x="7.055cm" svg:y="7.499cm" chart:style-name="ch6">
              <text:p>Problem Size (N)</text:p>
            </chart:title>
          </chart:axis>
          <chart:axis chart:dimension="y" chart:name="primary-y" chart:style-name="ch7">
            <chart:title svg:x="0.451cm" svg:y="6.011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16:timing.C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E16:timing.E36" chart:label-cell-address="timing.D14:timing.D14" chart:class="chart:scatter">
            <chart:data-point chart:repeated="21"/>
          </chart:series>
          <chart:series chart:style-name="ch12" chart:values-cell-range-address="timing.G16:timing.G36" chart:label-cell-address="timing.F14:timing.F14" chart:class="chart:scatter">
            <chart:data-point chart:repeated="21"/>
          </chart:series>
          <chart:series chart:style-name="ch13" chart:values-cell-range-address="timing.I16:timing.I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16">
                <text:p>16</text:p>
                <draw:g>
                  <svg:desc>timing.C16:timing.C36</svg:desc>
                </draw:g>
              </table:table-cell>
              <table:table-cell office:value-type="float" office:value="15">
                <text:p>15</text:p>
                <draw:g>
                  <svg:desc>timing.E16:timing.E36</svg:desc>
                </draw:g>
              </table:table-cell>
              <table:table-cell office:value-type="float" office:value="16">
                <text:p>16</text:p>
                <draw:g>
                  <svg:desc>timing.G16:timing.G36</svg:desc>
                </draw:g>
              </table:table-cell>
              <table:table-cell office:value-type="float" office:value="15">
                <text:p>15</text:p>
                <draw:g>
                  <svg:desc>timing.I16:timing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8cm" xlink:href=".." xlink:type="simple" chart:class="chart:scatter" chart:style-name="ch1">
        <chart:title svg:x="5.664cm" svg:y="0.316cm" chart:style-name="ch2">
          <text:p>Time vs. Problem Size</text:p>
        </chart:title>
        <chart:legend chart:legend-position="bottom" svg:x="3.832cm" svg:y="8.225cm" style:legend-expansion="wide" chart:style-name="ch3"/>
        <chart:plot-area chart:style-name="ch4" table:cell-range-address="timing.A54:timing.B71 timing.B52:timing.B52 timing.D52:timing.D52 timing.D54:timing.D71" chart:data-source-has-labels="row" svg:x="1.33cm" svg:y="1.635cm" svg:width="14.025cm" svg:height="5.429cm">
          <chartooo:coordinate-region svg:x="2.137cm" svg:y="1.834cm" svg:width="12.964cm" svg:height="4.583cm"/>
          <chart:axis chart:dimension="x" chart:name="primary-x" chart:style-name="ch5">
            <chart:title svg:x="7.054cm" svg:y="7.244cm" chart:style-name="ch6">
              <text:p>Problem Size (N)</text:p>
            </chart:title>
          </chart:axis>
          <chart:axis chart:dimension="y" chart:name="primary-y" chart:style-name="ch7">
            <chart:title svg:x="0.451cm" svg:y="4.988cm" chart:style-name="ch8">
              <text:p>Time (s)</text:p>
            </chart:title>
            <chart:grid chart:style-name="ch9" chart:class="major"/>
          </chart:axis>
          <chart:series chart:style-name="ch10" chart:values-cell-range-address="timing.B54:timing.B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D54:timing.D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0.05">
                <text:p>0.05</text:p>
                <draw:g>
                  <svg:desc>timing.B54:timing.B71</svg:desc>
                </draw:g>
              </table:table-cell>
              <table:table-cell office:value-type="float" office:value="0.01">
                <text:p>0.01</text:p>
                <draw:g>
                  <svg:desc>timing.D54:timing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.13">
                <text:p>1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.21">
                <text:p>2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5.14">
                <text:p>5.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9.175">
                <text:p>9.1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13.79">
                <text:p>13.7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18.485">
                <text:p>18.48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23.715">
                <text:p>23.71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29.185">
                <text:p>29.18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34.63">
                <text:p>34.63</text:p>
              </table:table-cell>
              <table:table-cell office:value-type="float" office:value="5.84333333333333">
                <text:p>5.84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1.365">
                <text:p>41.365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46.65">
                <text:p>46.65</text:p>
              </table:table-cell>
              <table:table-cell office:value-type="float" office:value="11.8766666666667">
                <text:p>11.87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53.645">
                <text:p>53.645</text:p>
              </table:table-cell>
              <table:table-cell office:value-type="float" office:value="15.2166666666667">
                <text:p>15.2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58.86">
                <text:p>58.86</text:p>
              </table:table-cell>
              <table:table-cell office:value-type="float" office:value="21.6366666666667">
                <text:p>21.63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69.155">
                <text:p>69.155</text:p>
              </table:table-cell>
              <table:table-cell office:value-type="float" office:value="29.2066666666667">
                <text:p>29.20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85.64">
                <text:p>85.64</text:p>
              </table:table-cell>
              <table:table-cell office:value-type="float" office:value="38.1533333333333">
                <text:p>38.1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99.55">
                <text:p>99.55</text:p>
              </table:table-cell>
              <table:table-cell office:value-type="float" office:value="40.03">
                <text:p>4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358cm" xlink:href=".." xlink:type="simple" chart:class="chart:scatter" chart:style-name="ch1">
        <chart:title svg:x="5.228cm" svg:y="0.323cm" chart:style-name="ch2">
          <text:p>Iterations vs. Problem Size</text:p>
        </chart:title>
        <chart:legend chart:legend-position="bottom" svg:x="3.833cm" svg:y="8.575cm" style:legend-expansion="wide" chart:style-name="ch3"/>
        <chart:plot-area chart:style-name="ch4" table:cell-range-address="timing.A54:timing.A71 timing.B52:timing.B52 timing.C54:timing.C71 timing.D52:timing.D52 timing.E54:timing.E71" chart:data-source-has-labels="row" svg:x="1.33cm" svg:y="1.663cm" svg:width="14.026cm" svg:height="5.744cm">
          <chartooo:coordinate-region svg:x="1.951cm" svg:y="1.862cm" svg:width="13.152cm" svg:height="4.898cm"/>
          <chart:axis chart:dimension="x" chart:name="primary-x" chart:style-name="ch5">
            <chart:title svg:x="7.055cm" svg:y="7.594cm" chart:style-name="ch6">
              <text:p>Problem Size (N)</text:p>
            </chart:title>
          </chart:axis>
          <chart:axis chart:dimension="y" chart:name="primary-y" chart:style-name="ch7">
            <chart:title svg:x="0.451cm" svg:y="6.047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54:timing.C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E54:timing.E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55">
                <text:p>55</text:p>
                <draw:g>
                  <svg:desc>timing.C54:timing.C71</svg:desc>
                </draw:g>
              </table:table-cell>
              <table:table-cell office:value-type="float" office:value="12">
                <text:p>12</text:p>
                <draw:g>
                  <svg:desc>timing.E54:tim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53cm" svg:height="10.772cm" xlink:href=".." xlink:type="simple" chart:class="chart:scatter" chart:style-name="ch1">
        <chart:title svg:x="6.403cm" svg:y="0.351cm" chart:style-name="ch2">
          <text:p>Residual Infinity Norm vs. Iteration</text:p>
        </chart:title>
        <chart:legend chart:legend-position="bottom" svg:x="1.202cm" svg:y="9.989cm" style:legend-expansion="wide" chart:style-name="ch3"/>
        <chart:plot-area chart:style-name="ch4" table:cell-range-address="convergence.A15:convergence.B32 convergence.A13:convergence.A13 convergence.C13:convergence.C13 convergence.D15:convergence.D29 convergence.E13:convergence.E13 convergence.F15:convergence.F23 convergence.G13:convergence.G13 convergence.H15:convergence.H22" chart:data-source-has-labels="row" svg:x="1.408cm" svg:y="1.775cm" svg:width="17.651cm" svg:height="7.018cm">
          <chartooo:coordinate-region svg:x="3.326cm" svg:y="1.974cm" svg:width="15.546cm" svg:height="6.172cm"/>
          <chart:axis chart:dimension="x" chart:name="primary-x" chart:style-name="ch5">
            <chart:title svg:x="9.461cm" svg:y="9.008cm" chart:style-name="ch6">
              <text:p>Iteration #</text:p>
            </chart:title>
          </chart:axis>
          <chart:axis chart:dimension="y" chart:name="primary-y" chart:style-name="ch7">
            <chart:title svg:x="0.451cm" svg:y="6.929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B15:convergence.B32" chart:label-cell-address="convergence.A13:convergence.A13" chart:class="chart:scatter">
            <chart:domain table:cell-range-address="convergence.A15:convergence.A32"/>
            <chart:data-point chart:repeated="18"/>
          </chart:series>
          <chart:series chart:style-name="ch11" chart:values-cell-range-address="convergence.D15:convergence.D29" chart:label-cell-address="convergence.C13:convergence.C13" chart:class="chart:scatter">
            <chart:domain table:cell-range-address="convergence.C15:convergence.C29"/>
            <chart:data-point chart:repeated="15"/>
          </chart:series>
          <chart:series chart:style-name="ch12" chart:values-cell-range-address="convergence.F15:convergence.F23" chart:label-cell-address="convergence.E13:convergence.E13" chart:class="chart:scatter">
            <chart:domain table:cell-range-address="convergence.E15:convergence.E23"/>
            <chart:data-point chart:repeated="9"/>
          </chart:series>
          <chart:series chart:style-name="ch13" chart:values-cell-range-address="convergence.H15:convergence.H22" chart:label-cell-address="convergence.G13:convergence.G13" chart:class="chart:scatter">
            <chart:domain table:cell-range-address="convergence.G15:convergence.G22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convergence.A13:convergence.A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irect MCSA 9-point</text:p>
                <draw:g>
                  <svg:desc>convergence.C13:convergence.C1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joint MCSA 5-point</text:p>
                <draw:g>
                  <svg:desc>convergence.E13:convergence.E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djoint MCSA 9-point</text:p>
                <draw:g>
                  <svg:desc>convergence.G13:convergence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A15:convergence.A32</svg:desc>
                </draw:g>
              </table:table-cell>
              <table:table-cell office:value-type="float" office:value="6.21887">
                <text:p>6.21887</text:p>
                <draw:g>
                  <svg:desc>convergence.B15:convergence.B32</svg:desc>
                </draw:g>
              </table:table-cell>
              <table:table-cell office:value-type="float" office:value="1">
                <text:p>1</text:p>
                <draw:g>
                  <svg:desc>convergence.C15:convergence.C29</svg:desc>
                </draw:g>
              </table:table-cell>
              <table:table-cell office:value-type="float" office:value="5.54023">
                <text:p>5.54023</text:p>
                <draw:g>
                  <svg:desc>convergence.D15:convergence.D29</svg:desc>
                </draw:g>
              </table:table-cell>
              <table:table-cell office:value-type="float" office:value="1">
                <text:p>1</text:p>
                <draw:g>
                  <svg:desc>convergence.E15:convergence.E23</svg:desc>
                </draw:g>
              </table:table-cell>
              <table:table-cell office:value-type="float" office:value="0.714947">
                <text:p>0.714947</text:p>
                <draw:g>
                  <svg:desc>convergence.F15:convergence.F23</svg:desc>
                </draw:g>
              </table:table-cell>
              <table:table-cell office:value-type="float" office:value="1">
                <text:p>1</text:p>
                <draw:g>
                  <svg:desc>convergence.G15:convergence.G22</svg:desc>
                </draw:g>
              </table:table-cell>
              <table:table-cell office:value-type="float" office:value="0.946955">
                <text:p>0.946955</text:p>
                <draw:g>
                  <svg:desc>convergence.H15:convergenc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269">
                <text:p>1.85269</text:p>
              </table:table-cell>
              <table:table-cell office:value-type="float" office:value="2">
                <text:p>2</text:p>
              </table:table-cell>
              <table:table-cell office:value-type="float" office:value="2.12097">
                <text:p>2.12097</text:p>
              </table:table-cell>
              <table:table-cell office:value-type="float" office:value="2">
                <text:p>2</text:p>
              </table:table-cell>
              <table:table-cell office:value-type="float" office:value="0.0418456">
                <text:p>0.0418456</text:p>
              </table:table-cell>
              <table:table-cell office:value-type="float" office:value="2">
                <text:p>2</text:p>
              </table:table-cell>
              <table:table-cell office:value-type="float" office:value="0.0390723">
                <text:p>0.0390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74661">
                <text:p>0.574661</text:p>
              </table:table-cell>
              <table:table-cell office:value-type="float" office:value="3">
                <text:p>3</text:p>
              </table:table-cell>
              <table:table-cell office:value-type="float" office:value="0.514465">
                <text:p>0.514465</text:p>
              </table:table-cell>
              <table:table-cell office:value-type="float" office:value="3">
                <text:p>3</text:p>
              </table:table-cell>
              <table:table-cell office:value-type="float" office:value="0.00262738">
                <text:p>0.00262738</text:p>
              </table:table-cell>
              <table:table-cell office:value-type="float" office:value="3">
                <text:p>3</text:p>
              </table:table-cell>
              <table:table-cell office:value-type="float" office:value="0.00230644">
                <text:p>0.00230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566">
                <text:p>0.19566</text:p>
              </table:table-cell>
              <table:table-cell office:value-type="float" office:value="4">
                <text:p>4</text:p>
              </table:table-cell>
              <table:table-cell office:value-type="float" office:value="0.125568">
                <text:p>0.125568</text:p>
              </table:table-cell>
              <table:table-cell office:value-type="float" office:value="4">
                <text:p>4</text:p>
              </table:table-cell>
              <table:table-cell office:value-type="float" office:value="0.000288174">
                <text:p>0.000288174</text:p>
              </table:table-cell>
              <table:table-cell office:value-type="float" office:value="4">
                <text:p>4</text:p>
              </table:table-cell>
              <table:table-cell office:value-type="float" office:value="0.000177214">
                <text:p>0.000177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71433">
                <text:p>0.0571433</text:p>
              </table:table-cell>
              <table:table-cell office:value-type="float" office:value="5">
                <text:p>5</text:p>
              </table:table-cell>
              <table:table-cell office:value-type="float" office:value="0.0375449">
                <text:p>0.0375449</text:p>
              </table:table-cell>
              <table:table-cell office:value-type="float" office:value="5">
                <text:p>5</text:p>
              </table:table-cell>
              <table:table-cell office:value-type="float" office:value="0.0000331404">
                <text:p>0.0000331404</text:p>
              </table:table-cell>
              <table:table-cell office:value-type="float" office:value="5">
                <text:p>5</text:p>
              </table:table-cell>
              <table:table-cell office:value-type="float" office:value="0.0000170164">
                <text:p>0.000017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37637">
                <text:p>0.0237637</text:p>
              </table:table-cell>
              <table:table-cell office:value-type="float" office:value="6">
                <text:p>6</text:p>
              </table:table-cell>
              <table:table-cell office:value-type="float" office:value="0.00769726">
                <text:p>0.00769726</text:p>
              </table:table-cell>
              <table:table-cell office:value-type="float" office:value="6">
                <text:p>6</text:p>
              </table:table-cell>
              <table:table-cell office:value-type="float" office:value="0.00000609356">
                <text:p>0.00000609356</text:p>
              </table:table-cell>
              <table:table-cell office:value-type="float" office:value="6">
                <text:p>6</text:p>
              </table:table-cell>
              <table:table-cell office:value-type="float" office:value="0.00000199254">
                <text:p>0.00000199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675188">
                <text:p>0.00675188</text:p>
              </table:table-cell>
              <table:table-cell office:value-type="float" office:value="7">
                <text:p>7</text:p>
              </table:table-cell>
              <table:table-cell office:value-type="float" office:value="0.00235407">
                <text:p>0.00235407</text:p>
              </table:table-cell>
              <table:table-cell office:value-type="float" office:value="7">
                <text:p>7</text:p>
              </table:table-cell>
              <table:table-cell office:value-type="float" office:value="0.00000109037">
                <text:p>0.00000109037</text:p>
              </table:table-cell>
              <table:table-cell office:value-type="float" office:value="7">
                <text:p>7</text:p>
              </table:table-cell>
              <table:table-cell office:value-type="float" office:value="0.000000248774">
                <text:p>0.000000248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29544">
                <text:p>0.00229544</text:p>
              </table:table-cell>
              <table:table-cell office:value-type="float" office:value="8">
                <text:p>8</text:p>
              </table:table-cell>
              <table:table-cell office:value-type="float" office:value="0.000555976">
                <text:p>0.000555976</text:p>
              </table:table-cell>
              <table:table-cell office:value-type="float" office:value="8">
                <text:p>8</text:p>
              </table:table-cell>
              <table:table-cell office:value-type="float" office:value="0.000000156389">
                <text:p>0.000000156389</text:p>
              </table:table-cell>
              <table:table-cell office:value-type="float" office:value="8">
                <text:p>8</text:p>
              </table:table-cell>
              <table:table-cell office:value-type="float" office:value="0.0000000332133">
                <text:p>0.0000000332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898751">
                <text:p>0.000898751</text:p>
              </table:table-cell>
              <table:table-cell office:value-type="float" office:value="9">
                <text:p>9</text:p>
              </table:table-cell>
              <table:table-cell office:value-type="float" office:value="0.000202187">
                <text:p>0.000202187</text:p>
              </table:table-cell>
              <table:table-cell office:value-type="float" office:value="9">
                <text:p>9</text:p>
              </table:table-cell>
              <table:table-cell office:value-type="float" office:value="0.0000000285217">
                <text:p>0.000000028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54786">
                <text:p>0.000354786</text:p>
              </table:table-cell>
              <table:table-cell office:value-type="float" office:value="10">
                <text:p>10</text:p>
              </table:table-cell>
              <table:table-cell office:value-type="float" office:value="0.0000391594">
                <text:p>0.000039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931053">
                <text:p>0.0000931053</text:p>
              </table:table-cell>
              <table:table-cell office:value-type="float" office:value="11">
                <text:p>11</text:p>
              </table:table-cell>
              <table:table-cell office:value-type="float" office:value="0.0000105967">
                <text:p>0.000010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335949">
                <text:p>0.0000335949</text:p>
              </table:table-cell>
              <table:table-cell office:value-type="float" office:value="12">
                <text:p>12</text:p>
              </table:table-cell>
              <table:table-cell office:value-type="float" office:value="0.00000335316">
                <text:p>0.0000033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116066">
                <text:p>0.0000116066</text:p>
              </table:table-cell>
              <table:table-cell office:value-type="float" office:value="13">
                <text:p>13</text:p>
              </table:table-cell>
              <table:table-cell office:value-type="float" office:value="0.00000120667">
                <text:p>0.0000012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409867">
                <text:p>0.00000409867</text:p>
              </table:table-cell>
              <table:table-cell office:value-type="float" office:value="14">
                <text:p>14</text:p>
              </table:table-cell>
              <table:table-cell office:value-type="float" office:value="0.000000284071">
                <text:p>0.00000028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138384">
                <text:p>0.00000138384</text:p>
              </table:table-cell>
              <table:table-cell office:value-type="float" office:value="15">
                <text:p>15</text:p>
              </table:table-cell>
              <table:table-cell office:value-type="float" office:value="0.0000000875509">
                <text:p>0.000000087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537256">
                <text:p>0.00000053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0218387">
                <text:p>0.00000021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000745754">
                <text:p>0.000000074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85cm" svg:height="11.175cm" xlink:href=".." xlink:type="simple" chart:class="chart:scatter" chart:style-name="ch1">
        <chart:title svg:x="5.219cm" svg:y="0.359cm" chart:style-name="ch2">
          <text:p>Residual Infinity Norm vs. Iteration</text:p>
        </chart:title>
        <chart:legend chart:legend-position="bottom" svg:x="4.578cm" svg:y="10.392cm" style:legend-expansion="wide" chart:style-name="ch3"/>
        <chart:plot-area chart:style-name="ch4" table:cell-range-address="convergence.J15:convergence.K30 convergence.J13:convergence.J13 convergence.L13:convergence.L13 convergence.M15:convergence.M21" chart:data-source-has-labels="row" svg:x="1.36cm" svg:y="1.807cm" svg:width="15.427cm" svg:height="7.381cm">
          <chartooo:coordinate-region svg:x="3.278cm" svg:y="2.006cm" svg:width="13.322cm" svg:height="6.535cm"/>
          <chart:axis chart:dimension="x" chart:name="primary-x" chart:style-name="ch5">
            <chart:title svg:x="8.301cm" svg:y="9.411cm" chart:style-name="ch6">
              <text:p>Iteration #</text:p>
            </chart:title>
          </chart:axis>
          <chart:axis chart:dimension="y" chart:name="primary-y" chart:style-name="ch7">
            <chart:title svg:x="0.451cm" svg:y="7.142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K15:convergence.K30" chart:label-cell-address="convergence.J13:convergence.J13" chart:class="chart:scatter">
            <chart:domain table:cell-range-address="convergence.J15:convergence.J30"/>
            <chart:data-point chart:repeated="16"/>
          </chart:series>
          <chart:series chart:style-name="ch11" chart:values-cell-range-address="convergence.M15:convergence.M21" chart:label-cell-address="convergence.L13:convergence.L13" chart:class="chart:scatter">
            <chart:domain table:cell-range-address="convergence.L15:convergence.L2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equential 5-point</text:p>
                <draw:g>
                  <svg:desc>convergence.J13:convergence.J1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Adjoint MCSA 5-point</text:p>
                <draw:g>
                  <svg:desc>convergence.L13:convergence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J15:convergence.J30</svg:desc>
                </draw:g>
              </table:table-cell>
              <table:table-cell office:value-type="float" office:value="2.11159">
                <text:p>2.11159</text:p>
                <draw:g>
                  <svg:desc>convergence.K15:convergence.K30</svg:desc>
                </draw:g>
              </table:table-cell>
              <table:table-cell office:value-type="float" office:value="1">
                <text:p>1</text:p>
                <draw:g>
                  <svg:desc>convergence.L15:convergence.L21</svg:desc>
                </draw:g>
              </table:table-cell>
              <table:table-cell office:value-type="float" office:value="0.535001">
                <text:p>0.535001</text:p>
                <draw:g>
                  <svg:desc>convergence.M15:convergence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9892">
                <text:p>0.249892</text:p>
              </table:table-cell>
              <table:table-cell office:value-type="float" office:value="2">
                <text:p>2</text:p>
              </table:table-cell>
              <table:table-cell office:value-type="float" office:value="0.0188367">
                <text:p>0.0188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7839">
                <text:p>0.0267839</text:p>
              </table:table-cell>
              <table:table-cell office:value-type="float" office:value="3">
                <text:p>3</text:p>
              </table:table-cell>
              <table:table-cell office:value-type="float" office:value="0.00105274">
                <text:p>0.00105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1188">
                <text:p>0.0051188</text:p>
              </table:table-cell>
              <table:table-cell office:value-type="float" office:value="4">
                <text:p>4</text:p>
              </table:table-cell>
              <table:table-cell office:value-type="float" office:value="0.000057168">
                <text:p>0.000057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146863">
                <text:p>0.00146863</text:p>
              </table:table-cell>
              <table:table-cell office:value-type="float" office:value="5">
                <text:p>5</text:p>
              </table:table-cell>
              <table:table-cell office:value-type="float" office:value="0.00000634909">
                <text:p>0.00000634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34022">
                <text:p>0.00034022</text:p>
              </table:table-cell>
              <table:table-cell office:value-type="float" office:value="6">
                <text:p>6</text:p>
              </table:table-cell>
              <table:table-cell office:value-type="float" office:value="0.000000697197">
                <text:p>0.000000697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19907">
                <text:p>0.000119907</text:p>
              </table:table-cell>
              <table:table-cell office:value-type="float" office:value="7">
                <text:p>7</text:p>
              </table:table-cell>
              <table:table-cell office:value-type="float" office:value="0.0000000711027">
                <text:p>0.0000000711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48194">
                <text:p>0.00004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148248">
                <text:p>0.000014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625359">
                <text:p>0.0000062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25402">
                <text:p>0.000002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119249">
                <text:p>0.000001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00501754">
                <text:p>0.0000005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0245184">
                <text:p>0.00000024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0109275">
                <text:p>0.00000010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0632701">
                <text:p>0.000000063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2cm" svg:height="17.776cm" xlink:href=".." xlink:type="simple" chart:class="chart:scatter" chart:style-name="ch1">
        <chart:title svg:x="9.437cm" svg:y="0.491cm" chart:style-name="ch2">
          <text:p>Residual Infinity Norm vs. Iteration</text:p>
        </chart:title>
        <chart:legend chart:legend-position="bottom" svg:x="8.796cm" svg:y="16.993cm" style:legend-expansion="wide" chart:style-name="ch3"/>
        <chart:plot-area chart:style-name="ch4" table:cell-range-address="convergence.A73:convergence.B138 convergence.A71:convergence.A71 convergence.C71:convergence.C71 convergence.D73:convergence.D83" chart:data-source-has-labels="row" svg:x="1.529cm" svg:y="2.335cm" svg:width="23.355cm" svg:height="13.322cm">
          <chartooo:coordinate-region svg:x="3.447cm" svg:y="2.534cm" svg:width="21.25cm" svg:height="12.476cm"/>
          <chart:axis chart:dimension="x" chart:name="primary-x" chart:style-name="ch5">
            <chart:title svg:x="12.434cm" svg:y="16.012cm" chart:style-name="ch6">
              <text:p>Iteration #</text:p>
            </chart:title>
          </chart:axis>
          <chart:axis chart:dimension="y" chart:name="primary-y" chart:style-name="ch7">
            <chart:title svg:x="0.451cm" svg:y="10.641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B73:convergence.B138" chart:label-cell-address="convergence.A71:convergence.A71" chart:class="chart:scatter">
            <chart:domain table:cell-range-address="convergence.A73:convergence.A138"/>
            <chart:data-point chart:repeated="66"/>
          </chart:series>
          <chart:series chart:style-name="ch11" chart:values-cell-range-address="convergence.D73:convergence.D83" chart:label-cell-address="convergence.C71:convergence.C71" chart:class="chart:scatter">
            <chart:domain table:cell-range-address="convergence.C73:convergence.C8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convergence.A71:convergence.A7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djoint MCSA 5-point</text:p>
                <draw:g>
                  <svg:desc>convergence.C71:convergence.C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A73:convergence.A138</svg:desc>
                </draw:g>
              </table:table-cell>
              <table:table-cell office:value-type="float" office:value="5.48868">
                <text:p>5.48868</text:p>
                <draw:g>
                  <svg:desc>convergence.B73:convergence.B138</svg:desc>
                </draw:g>
              </table:table-cell>
              <table:table-cell office:value-type="float" office:value="1">
                <text:p>1</text:p>
                <draw:g>
                  <svg:desc>convergence.C73:convergence.C83</svg:desc>
                </draw:g>
              </table:table-cell>
              <table:table-cell office:value-type="float" office:value="0.950275">
                <text:p>0.950275</text:p>
                <draw:g>
                  <svg:desc>convergence.D73:convergence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5263">
                <text:p>0.895263</text:p>
              </table:table-cell>
              <table:table-cell office:value-type="float" office:value="2">
                <text:p>2</text:p>
              </table:table-cell>
              <table:table-cell office:value-type="float" office:value="0.0713625">
                <text:p>0.071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949">
                <text:p>0.22949</text:p>
              </table:table-cell>
              <table:table-cell office:value-type="float" office:value="3">
                <text:p>3</text:p>
              </table:table-cell>
              <table:table-cell office:value-type="float" office:value="0.00833454">
                <text:p>0.00833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8661">
                <text:p>0.098661</text:p>
              </table:table-cell>
              <table:table-cell office:value-type="float" office:value="4">
                <text:p>4</text:p>
              </table:table-cell>
              <table:table-cell office:value-type="float" office:value="0.00124009">
                <text:p>0.00124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37104">
                <text:p>0.0437104</text:p>
              </table:table-cell>
              <table:table-cell office:value-type="float" office:value="5">
                <text:p>5</text:p>
              </table:table-cell>
              <table:table-cell office:value-type="float" office:value="0.000303271">
                <text:p>0.000303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27625">
                <text:p>0.0327625</text:p>
              </table:table-cell>
              <table:table-cell office:value-type="float" office:value="6">
                <text:p>6</text:p>
              </table:table-cell>
              <table:table-cell office:value-type="float" office:value="0.0000488442">
                <text:p>0.0000488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50402">
                <text:p>0.0150402</text:p>
              </table:table-cell>
              <table:table-cell office:value-type="float" office:value="7">
                <text:p>7</text:p>
              </table:table-cell>
              <table:table-cell office:value-type="float" office:value="0.0000097344">
                <text:p>0.000009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1325">
                <text:p>0.011325</text:p>
              </table:table-cell>
              <table:table-cell office:value-type="float" office:value="8">
                <text:p>8</text:p>
              </table:table-cell>
              <table:table-cell office:value-type="float" office:value="0.00000263076">
                <text:p>0.00000263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796247">
                <text:p>0.00796247</text:p>
              </table:table-cell>
              <table:table-cell office:value-type="float" office:value="9">
                <text:p>9</text:p>
              </table:table-cell>
              <table:table-cell office:value-type="float" office:value="0.000000738456">
                <text:p>0.000000738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58627">
                <text:p>0.0058627</text:p>
              </table:table-cell>
              <table:table-cell office:value-type="float" office:value="10">
                <text:p>10</text:p>
              </table:table-cell>
              <table:table-cell office:value-type="float" office:value="0.00000022719">
                <text:p>0.00000022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93758">
                <text:p>0.00393758</text:p>
              </table:table-cell>
              <table:table-cell office:value-type="float" office:value="11">
                <text:p>11</text:p>
              </table:table-cell>
              <table:table-cell office:value-type="float" office:value="0.0000000430667">
                <text:p>0.0000000430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325253">
                <text:p>0.0032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344428">
                <text:p>0.003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11546">
                <text:p>0.0021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34828">
                <text:p>0.0013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9561">
                <text:p>0.000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971579">
                <text:p>0.00097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799779">
                <text:p>0.00079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636662">
                <text:p>0.00063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519504">
                <text:p>0.00051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462326">
                <text:p>0.00046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383285">
                <text:p>0.00038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374407">
                <text:p>0.00037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243919">
                <text:p>0.0002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217964">
                <text:p>0.00021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176577">
                <text:p>0.00017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14309">
                <text:p>0.0001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146306">
                <text:p>0.00014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853573">
                <text:p>0.000085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793914">
                <text:p>0.000079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526741">
                <text:p>0.0000526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618826">
                <text:p>0.000061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404069">
                <text:p>0.000040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43738">
                <text:p>0.00004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324811">
                <text:p>0.000032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21779">
                <text:p>0.00002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216022">
                <text:p>0.000021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160778">
                <text:p>0.000016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131181">
                <text:p>0.000013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116699">
                <text:p>0.0000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0971999">
                <text:p>0.0000097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789141">
                <text:p>0.0000078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070068">
                <text:p>0.000007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572044">
                <text:p>0.0000057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432132">
                <text:p>0.0000043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040704">
                <text:p>0.000004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0308905">
                <text:p>0.0000030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238611">
                <text:p>0.0000023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20446">
                <text:p>0.000002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171457">
                <text:p>0.0000017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141374">
                <text:p>0.0000014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140206">
                <text:p>0.0000014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106181">
                <text:p>0.0000010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891298">
                <text:p>0.0000008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806513">
                <text:p>0.00000080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595837">
                <text:p>0.00000059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0503327">
                <text:p>0.00000050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399067">
                <text:p>0.00000039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31869">
                <text:p>0.0000003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279874">
                <text:p>0.0000002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00249268">
                <text:p>0.00000024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0229932">
                <text:p>0.000000229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00164599">
                <text:p>0.000000164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00140363">
                <text:p>0.00000014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00100649">
                <text:p>0.00000010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000847512">
                <text:p>0.0000000847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00" chart:interval-major="2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82cm" svg:height="11.307cm" xlink:href=".." xlink:type="simple" chart:class="chart:scatter" chart:style-name="ch1">
        <chart:title svg:x="3.883cm" svg:y="0.362cm" chart:style-name="ch2">
          <text:p>Histories Per Iteration vs. CPU Time</text:p>
        </chart:title>
        <chart:legend chart:legend-position="bottom" svg:x="4.592cm" svg:y="10.524cm" style:legend-expansion="wide" chart:style-name="ch3"/>
        <chart:plot-area chart:style-name="ch4" table:cell-range-address="Estimators.A20:Estimators.B28 Estimators.B13:Estimators.B13 Estimators.D13:Estimators.D13 Estimators.D18:Estimators.D28" chart:data-source-has-labels="row" svg:x="1.314cm" svg:y="1.819cm" svg:width="13.262cm" svg:height="7.498cm">
          <chartooo:coordinate-region svg:x="1.75cm" svg:y="2.018cm" svg:width="12.269cm" svg:height="6.652cm"/>
          <chart:axis chart:dimension="x" chart:name="primary-x" chart:style-name="ch5">
            <chart:title svg:x="6.34cm" svg:y="9.543cm" chart:style-name="ch6">
              <text:p>Histories Per Iteration</text:p>
            </chart:title>
          </chart:axis>
          <chart:axis chart:dimension="y" chart:name="primary-y" chart:style-name="ch7">
            <chart:title svg:x="0.451cm" svg:y="6.591cm" chart:style-name="ch8">
              <text:p>CPU Time (s)</text:p>
            </chart:title>
            <chart:grid chart:style-name="ch9" chart:class="major"/>
          </chart:axis>
          <chart:series chart:style-name="ch10" chart:values-cell-range-address="Estimators.B20:Estimators.B28" chart:label-cell-address="Estimators.B13:Estimators.B13" chart:class="chart:scatter">
            <chart:domain table:cell-range-address="Estimators.A20:Estimators.A28"/>
            <chart:data-point chart:repeated="9"/>
          </chart:series>
          <chart:series chart:style-name="ch11" chart:values-cell-range-address="Estimators.D18:Estimators.D28" chart:label-cell-address="Estimators.D13:Estimators.D13" chart:class="chart:scatter">
            <chart:domain table:cell-range-address="Estimators.A18:Estimators.A28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ision</text:p>
                <draw:g>
                  <svg:desc>Estimators.B13:Estimators.B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xpected Value</text:p>
                <draw:g>
                  <svg:desc>Estimators.D13:Estimators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  <draw:g>
                  <svg:desc>Estimators.A20:Estimators.A28</svg:desc>
                </draw:g>
              </table:table-cell>
              <table:table-cell office:value-type="float" office:value="2.93">
                <text:p>2.93</text:p>
                <draw:g>
                  <svg:desc>Estimators.B20:Estimators.B28</svg:desc>
                </draw:g>
              </table:table-cell>
              <table:table-cell office:value-type="float" office:value="2000">
                <text:p>2000</text:p>
                <draw:g>
                  <svg:desc>Estimators.A18:Estimators.A28</svg:desc>
                </draw:g>
              </table:table-cell>
              <table:table-cell office:value-type="float" office:value="0.77">
                <text:p>0.77</text:p>
                <draw:g>
                  <svg:desc>Estimators.D18:Estimato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">
                <text:p>7500</text:p>
              </table:table-cell>
              <table:table-cell office:value-type="float" office:value="2.57">
                <text:p>2.57</text:p>
              </table:table-cell>
              <table:table-cell office:value-type="float" office:value="5000">
                <text:p>500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45">
                <text:p>2.45</text:p>
              </table:table-cell>
              <table:table-cell office:value-type="float" office:value="6000">
                <text:p>60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3.01">
                <text:p>3.01</text:p>
              </table:table-cell>
              <table:table-cell office:value-type="float" office:value="7500">
                <text:p>75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3.57">
                <text:p>3.57</text:p>
              </table:table-cell>
              <table:table-cell office:value-type="float" office:value="10000">
                <text:p>100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4.27">
                <text:p>4.27</text:p>
              </table:table-cell>
              <table:table-cell office:value-type="float" office:value="20000">
                <text:p>200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5.27">
                <text:p>5.27</text:p>
              </table:table-cell>
              <table:table-cell office:value-type="float" office:value="30000">
                <text:p>3000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0">
                <text:p>75000</text:p>
              </table:table-cell>
              <table:table-cell office:value-type="float" office:value="6.74">
                <text:p>6.74</text:p>
              </table:table-cell>
              <table:table-cell office:value-type="float" office:value="40000">
                <text:p>400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7.6">
                <text:p>7.6</text:p>
              </table:table-cell>
              <table:table-cell office:value-type="float" office:value="50000">
                <text:p>5000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8.07">
                <text:p>8.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00" chart:interval-major="2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99cm" svg:height="10.834cm" xlink:href=".." xlink:type="simple" chart:class="chart:scatter" chart:style-name="ch1">
        <chart:title svg:x="2.714cm" svg:y="0.352cm" chart:style-name="ch2">
          <text:p>Histories Per Iteration vs. Iterations to Converge</text:p>
        </chart:title>
        <chart:legend chart:legend-position="bottom" svg:x="4.6cm" svg:y="10.051cm" style:legend-expansion="wide" chart:style-name="ch3"/>
        <chart:plot-area chart:style-name="ch4" table:cell-range-address="Estimators.A20:Estimators.A28 Estimators.B13:Estimators.B13 Estimators.C20:Estimators.C28 Estimators.D13:Estimators.D13 Estimators.E18:Estimators.E28" chart:data-source-has-labels="row" svg:x="1.314cm" svg:y="1.779cm" svg:width="13.279cm" svg:height="7.075cm">
          <chartooo:coordinate-region svg:x="1.935cm" svg:y="1.978cm" svg:width="12.101cm" svg:height="6.229cm"/>
          <chart:axis chart:dimension="x" chart:name="primary-x" chart:style-name="ch5">
            <chart:title svg:x="6.348cm" svg:y="9.07cm" chart:style-name="ch6">
              <text:p>Histories Per Iteration</text:p>
            </chart:title>
          </chart:axis>
          <chart:axis chart:dimension="y" chart:name="primary-y" chart:style-name="ch7">
            <chart:title svg:x="0.451cm" svg:y="6.961cm" chart:style-name="ch8">
              <text:p>Iterations to Converge</text:p>
            </chart:title>
            <chart:grid chart:style-name="ch9" chart:class="major"/>
          </chart:axis>
          <chart:series chart:style-name="ch10" chart:values-cell-range-address="Estimators.C20:Estimators.C28" chart:label-cell-address="Estimators.B13:Estimators.B13" chart:class="chart:scatter">
            <chart:domain table:cell-range-address="Estimators.A20:Estimators.A28"/>
            <chart:data-point chart:repeated="9"/>
          </chart:series>
          <chart:series chart:style-name="ch11" chart:values-cell-range-address="Estimators.E18:Estimators.E28" chart:label-cell-address="Estimators.D13:Estimators.D13" chart:class="chart:scatter">
            <chart:domain table:cell-range-address="Estimators.A18:Estimators.A28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ision</text:p>
                <draw:g>
                  <svg:desc>Estimators.B13:Estimators.B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xpected Value</text:p>
                <draw:g>
                  <svg:desc>Estimators.D13:Estimators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  <draw:g>
                  <svg:desc>Estimators.A20:Estimators.A28</svg:desc>
                </draw:g>
              </table:table-cell>
              <table:table-cell office:value-type="float" office:value="33">
                <text:p>33</text:p>
                <draw:g>
                  <svg:desc>Estimators.C20:Estimators.C28</svg:desc>
                </draw:g>
              </table:table-cell>
              <table:table-cell office:value-type="float" office:value="2000">
                <text:p>2000</text:p>
                <draw:g>
                  <svg:desc>Estimators.A18:Estimators.A28</svg:desc>
                </draw:g>
              </table:table-cell>
              <table:table-cell office:value-type="float" office:value="22">
                <text:p>22</text:p>
                <draw:g>
                  <svg:desc>Estimators.E18:Estimators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">
                <text:p>7500</text:p>
              </table:table-cell>
              <table:table-cell office:value-type="float" office:value="24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8">
                <text:p>18</text:p>
              </table:table-cell>
              <table:table-cell office:value-type="float" office:value="6000">
                <text:p>6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2">
                <text:p>12</text:p>
              </table:table-cell>
              <table:table-cell office:value-type="float" office:value="7500">
                <text:p>7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0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9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9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0">
                <text:p>75000</text:p>
              </table:table-cell>
              <table:table-cell office:value-type="float" office:value="8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7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